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UI Gothic" svg:font-family="'MS UI Gothic'" style:font-family-generic="modern"/>
    <style:font-face style:name="ＭＳ Ｐゴシック" svg:font-family="'ＭＳ Ｐゴシック'" style:font-family-generic="modern"/>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64.26pt"/>
    </style:style>
    <style:style style:name="co6" style:family="table-column">
      <style:table-column-properties fo:break-before="auto" style:column-width="2.86pt"/>
    </style:style>
    <style:style style:name="co7" style:family="table-column">
      <style:table-column-properties fo:break-before="auto" style:column-width="15.14pt"/>
    </style:style>
    <style:style style:name="co8" style:family="table-column">
      <style:table-column-properties fo:break-before="auto" style:column-width="48.76pt"/>
    </style:style>
    <style:style style:name="co9" style:family="table-column">
      <style:table-column-properties fo:break-before="auto" style:column-width="122.85pt"/>
    </style:style>
    <style:style style:name="co10" style:family="table-column">
      <style:table-column-properties fo:break-before="auto" style:column-width="9.01pt"/>
    </style:style>
    <style:style style:name="co11" style:family="table-column">
      <style:table-column-properties fo:break-before="auto" style:column-width="44.25pt"/>
    </style:style>
    <style:style style:name="co12" style:family="table-column">
      <style:table-column-properties fo:break-before="auto" style:column-width="54.14pt"/>
    </style:style>
    <style:style style:name="co13" style:family="table-column">
      <style:table-column-properties fo:break-before="auto" style:column-width="126.45pt"/>
    </style:style>
    <style:style style:name="co14" style:family="table-column">
      <style:table-column-properties fo:break-before="auto" style:column-width="18.96pt"/>
    </style:style>
    <style:style style:name="co15" style:family="table-column">
      <style:table-column-properties fo:break-before="auto" style:column-width="14.46pt"/>
    </style:style>
    <style:style style:name="co16" style:family="table-column">
      <style:table-column-properties fo:break-before="auto" style:column-width="18.06pt"/>
    </style:style>
    <style:style style:name="co3" style:family="table-column">
      <style:table-column-properties fo:break-before="auto" style:column-width="49.35pt"/>
    </style:style>
    <style:style style:name="co18" style:family="table-column">
      <style:table-column-properties fo:break-before="auto" style:column-width="18pt"/>
    </style:style>
    <style:style style:name="co19" style:family="table-column">
      <style:table-column-properties fo:break-before="auto" style:column-width="23.1pt"/>
    </style:style>
    <style:style style:name="co20" style:family="table-column">
      <style:table-column-properties fo:break-before="auto" style:column-width="23.41pt"/>
    </style:style>
    <style:style style:name="co21" style:family="table-column">
      <style:table-column-properties fo:break-before="auto" style:column-width="64.01pt"/>
    </style:style>
    <style:style style:name="ro8" style:family="table-row">
      <style:table-row-properties style:row-height="14.06pt" fo:break-before="auto" style:use-optimal-row-height="true"/>
    </style:style>
    <style:style style:name="ro10" style:family="table-row">
      <style:table-row-properties style:row-height="5.9pt" fo:break-before="auto" style:use-optimal-row-height="false"/>
    </style:style>
    <style:style style:name="ro11" style:family="table-row">
      <style:table-row-properties style:row-height="15.25pt" fo:break-before="auto" style:use-optimal-row-height="true"/>
    </style:style>
    <style:style style:name="ro12" style:family="table-row">
      <style:table-row-properties style:row-height="15pt" fo:break-before="auto" style:use-optimal-row-height="false"/>
    </style:style>
    <style:style style:name="ro13" style:family="table-row">
      <style:table-row-properties style:row-height="12.19pt" fo:break-before="auto" style:use-optimal-row-height="false"/>
    </style:style>
    <style:style style:name="ro14" style:family="table-row">
      <style:table-row-properties style:row-height="17.4pt" fo:break-before="auto" style:use-optimal-row-height="false"/>
    </style:style>
    <style:style style:name="ro15" style:family="table-row">
      <style:table-row-properties style:row-height="11.34pt" fo:break-before="auto" style:use-optimal-row-height="false"/>
    </style:style>
    <style:style style:name="ro9" style:family="table-row">
      <style:table-row-properties style:row-height="20.24pt" fo:break-before="auto" style:use-optimal-row-height="false"/>
    </style:style>
    <style:style style:name="ro16" style:family="table-row">
      <style:table-row-properties style:row-height="14.09pt" fo:break-before="auto" style:use-optimal-row-height="false"/>
    </style:style>
    <style:style style:name="ro17" style:family="table-row">
      <style:table-row-properties style:row-height="20.1pt" fo:break-before="auto" style:use-optimal-row-height="false"/>
    </style:style>
    <style:style style:name="ro18" style:family="table-row">
      <style:table-row-properties style:row-height="6.94pt" fo:break-before="auto" style:use-optimal-row-height="false"/>
    </style:style>
    <style:style style:name="ro19" style:family="table-row">
      <style:table-row-properties style:row-height="389.54pt" fo:break-before="auto" style:use-optimal-row-height="false"/>
    </style:style>
    <style:style style:name="ro20" style:family="table-row">
      <style:table-row-properties style:row-height="20.1pt" fo:break-before="page" style:use-optimal-row-height="false"/>
    </style:style>
    <style:style style:name="ro21" style:family="table-row">
      <style:table-row-properties style:row-height="23.84pt" fo:break-before="auto" style:use-optimal-row-height="true"/>
    </style:style>
    <style:style style:name="ro22" style:family="table-row">
      <style:table-row-properties style:row-height="22.34pt" fo:break-before="auto" style:use-optimal-row-height="false"/>
    </style:style>
    <style:style style:name="ro23" style:family="table-row">
      <style:table-row-properties style:row-height="58.96pt" fo:break-before="auto" style:use-optimal-row-height="false"/>
    </style:style>
    <style:style style:name="ro24" style:family="table-row">
      <style:table-row-properties style:row-height="37.3pt" fo:break-before="auto" style:use-optimal-row-height="false"/>
    </style:style>
    <style:style style:name="ro25" style:family="table-row">
      <style:table-row-properties style:row-height="29.85pt" fo:break-before="auto" style:use-optimal-row-height="false"/>
    </style:style>
    <style:style style:name="ro26" style:family="table-row">
      <style:table-row-properties style:row-height="21.6pt" fo:break-before="auto" style:use-optimal-row-height="false"/>
    </style:style>
    <style:style style:name="ro27" style:family="table-row">
      <style:table-row-properties style:row-height="89.55pt" fo:break-before="auto" style:use-optimal-row-height="false"/>
    </style:style>
    <style:style style:name="ro28" style:family="table-row">
      <style:table-row-properties style:row-height="235.81pt" fo:break-before="auto" style:use-optimal-row-height="false"/>
    </style:style>
    <style:style style:name="ro29" style:family="table-row">
      <style:table-row-properties style:row-height="67.89pt" fo:break-before="auto" style:use-optimal-row-height="false"/>
    </style:style>
    <style:style style:name="ro30" style:family="table-row">
      <style:table-row-properties style:row-height="67.15pt" fo:break-before="auto" style:use-optimal-row-height="false"/>
    </style:style>
    <style:style style:name="ro31" style:family="table-row">
      <style:table-row-properties style:row-height="12.84pt" fo:break-before="auto" style:use-optimal-row-height="false"/>
    </style:style>
    <style:style style:name="ro32" style:family="table-row">
      <style:table-row-properties style:row-height="12.76pt" fo:break-before="auto" style:use-optimal-row-height="false"/>
    </style:style>
    <style:style style:name="ro33" style:family="table-row">
      <style:table-row-properties style:row-height="299.99pt" fo:break-before="auto" style:use-optimal-row-height="false"/>
    </style:style>
    <style:style style:name="ro34" style:family="table-row">
      <style:table-row-properties style:row-height="279.1pt" fo:break-before="auto" style:use-optimal-row-height="false"/>
    </style:style>
    <style:style style:name="ro35" style:family="table-row">
      <style:table-row-properties style:row-height="516.25pt" fo:break-before="auto" style:use-optimal-row-height="false"/>
    </style:style>
    <style:style style:name="ro36" style:family="table-row">
      <style:table-row-properties style:row-height="11.65pt" fo:break-before="auto" style:use-optimal-row-height="true"/>
    </style:style>
    <style:style style:name="ro37" style:family="table-row">
      <style:table-row-properties style:row-height="14.09pt" fo:break-before="page" style:use-optimal-row-height="false"/>
    </style:style>
    <style:style style:name="ro38" style:family="table-row">
      <style:table-row-properties style:row-height="27.1pt" fo:break-before="auto" style:use-optimal-row-height="false"/>
    </style:style>
    <style:style style:name="ro39" style:family="table-row">
      <style:table-row-properties style:row-height="32.06pt" fo:break-before="auto" style:use-optimal-row-height="false"/>
    </style:style>
    <style:style style:name="ro40" style:family="table-row">
      <style:table-row-properties style:row-height="27.61pt" fo:break-before="auto" style:use-optimal-row-height="false"/>
    </style:style>
    <style:style style:name="ro41" style:family="table-row">
      <style:table-row-properties style:row-height="198.51pt" fo:break-before="auto" style:use-optimal-row-height="false"/>
    </style:style>
    <style:style style:name="ro42" style:family="table-row">
      <style:table-row-properties style:row-height="295.51pt" fo:break-before="auto" style:use-optimal-row-height="false"/>
    </style:style>
    <style:style style:name="ro43" style:family="table-row">
      <style:table-row-properties style:row-height="12.8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text-properties style:text-position=""/>
    </style:style>
    <style:style style:name="ce101"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text-properties style:text-position=""/>
    </style:style>
    <style:style style:name="ce59" style:family="table-cell" style:parent-style-name="Default">
      <style:table-cell-properties style:glyph-orientation-vertical="0" fo:border-bottom="none" fo:background-color="#000000"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name-complex="Tahoma" style:font-size-complex="12pt" style:font-style-complex="normal" style:font-weight-complex="bold"/>
    </style:style>
    <style:style style:name="ce6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0.9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62" style:family="table-cell" style:parent-style-name="Default">
      <style:table-cell-properties style:glyph-orientation-vertical="0" fo:border-bottom="2.49pt solid #000000" fo:background-color="#ffffcc"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63" style:family="table-cell" style:parent-style-name="Default">
      <style:table-cell-properties style:glyph-orientation-vertical="0" fo:border-bottom="none"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 style:family="table-cell" style:parent-style-name="Default">
      <style:table-cell-properties style:glyph-orientation-vertical="0" fo:border-bottom="2.49pt solid #000000"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fo:border-bottom="2.49pt solid #000000" fo:background-color="#ccffff"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66" style:family="table-cell" style:parent-style-name="Default">
      <style:table-cell-properties style:glyph-orientation-vertical="0" fo:border-bottom="none"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order-bottom="2.49pt solid #000000"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8"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none"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text-position=""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9"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71"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text-properties style:text-position=""/>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pt" style:writing-mode="page"/>
      <style:text-properties style:text-position=""/>
    </style:style>
    <style:style style:name="ce75"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text-properties style:text-position=""/>
    </style:style>
    <style:style style:name="ce76"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text-properties style:text-position=""/>
    </style:style>
    <style:style style:name="ce79"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name-complex="Tahoma" style:font-size-complex="11pt" style:font-style-complex="normal" style:font-weight-complex="normal"/>
    </style:style>
    <style:style style:name="ce80"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text-properties style:text-position=""/>
    </style:style>
    <style:style style:name="ce81"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text-properties style:text-position=""/>
    </style:style>
    <style:style style:name="ce82"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start" fo:margin-left="0pt" style:writing-mode="page"/>
      <style:text-properties style:text-position=""/>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pt" style:writing-mode="page"/>
      <style:text-properties style:text-position=""/>
    </style:style>
    <style:style style:name="ce84"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center" fo:margin-left="0pt" style:writing-mode="page"/>
      <style:text-properties style:text-position=""/>
    </style:style>
    <style:style style:name="ce87"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automatic"/>
      <style:paragraph-properties fo:text-align="start" fo:margin-left="0pt" style:writing-mode="page"/>
      <style:text-properties style:text-position=""/>
    </style:style>
    <style:style style:name="ce90"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start" fo:margin-left="0pt" style:writing-mode="page"/>
      <style:text-properties style:text-position=""/>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2"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pt" style:writing-mode="page"/>
      <style:text-properties style:text-position=""/>
    </style:style>
    <style:style style:name="ce93"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2.49pt solid #000000" style:vertical-align="automatic"/>
      <style:paragraph-properties fo:text-align="start" fo:margin-left="0pt" style:writing-mode="page"/>
      <style:text-properties style:text-position=""/>
    </style:style>
    <style:style style:name="ce98"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text-position=""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text-properties style:text-position=""/>
    </style:style>
    <style:style style:name="ce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46"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name-asian="メイリオ" style:font-size-asian="16pt" style:font-style-asian="normal" style:font-weight-asian="bold" style:font-size-complex="16pt" style:font-style-complex="normal" style:font-weight-complex="bold"/>
    </style:style>
    <style:style style:name="ce48" style:family="table-cell" style:parent-style-name="Default" style:data-style-name="N100">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49" style:family="table-cell" style:parent-style-name="Default" style:data-style-name="N100">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name-complex="Mangal" style:font-size-complex="9pt" style:font-style-complex="normal" style:font-weight-complex="normal"/>
    </style:style>
    <style:style style:name="ce54"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5"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6" style:family="table-cell" style:parent-style-name="Default" style:data-style-name="N100">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fo:color="#ff0000" style:text-outline="false" style:text-line-through-style="none" style:text-line-through-typ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0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MS UI Gothic" fo:font-size="11pt" fo:font-style="normal" fo:text-shadow="none" style:text-underline-style="none" fo:font-weight="normal" style:font-name-asian="MS UI Gothic" style:font-size-asian="11pt" style:font-style-asian="normal" style:font-weight-asian="normal" style:font-name-complex="Lucida Sans" style:font-size-complex="11pt" style:font-style-complex="normal" style:font-weight-complex="normal"/>
    </style:style>
    <style:style style:name="ce104"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pt" style:writing-mode="page"/>
      <style:text-properties fo:color="#666666"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name-complex="Lucida Sans" style:font-size-complex="9pt" style:font-style-complex="normal" style:font-weight-complex="normal"/>
    </style:style>
    <style:style style:name="ce10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justify" fo:margin-left="0pt" style:writing-mode="page"/>
      <style:text-properties fo:color="#666666"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name-complex="Lucida Sans" style:font-size-complex="9pt" style:font-style-complex="normal" style:font-weight-complex="normal"/>
    </style:style>
    <style:style style:name="ce10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justify" fo:margin-left="0pt" style:writing-mode="page"/>
      <style:text-properties fo:color="#666666" style:text-outline="false" style:text-line-through-style="none" style:text-line-through-type="none" style:font-name="MS UI Gothic" fo:font-size="10pt" fo:font-style="normal" fo:text-shadow="none" style:text-underline-style="none" fo:font-weight="normal" style:font-name-asian="MS UI Gothic" style:font-size-asian="10pt" style:font-style-asian="normal" style:font-weight-asian="normal" style:font-name-complex="Lucida Sans" style:font-size-complex="10pt" style:font-style-complex="normal" style:font-weight-complex="normal"/>
    </style:style>
    <style:style style:name="ce107" style:family="table-cell" style:parent-style-name="Default">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name-asian="メイリオ" style:font-size-asian="16pt" style:font-style-asian="normal" style:font-weight-asian="normal" style:font-size-complex="16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MS UI Gothic" style:font-size-asian="9pt" style:font-style-asian="normal" style:font-weight-asian="normal" style:font-name-complex="Lucida Sans" style:font-size-complex="9pt" style:font-style-complex="normal" style:font-weight-complex="normal"/>
    </style:style>
    <style:style style:name="ce109"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0" style:family="table-cell" style:parent-style-name="Default">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3pt double #000000" style:border-line-width-bottom="0.99pt 0.99pt 0.99pt"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8" style:family="table-cell" style:parent-style-name="Default" style:data-style-name="N16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fo:border-bottom="3pt double #000000" style:border-line-width-bottom="0.99pt 0.99pt 0.99pt"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2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name-asian="メイリオ" style:font-size-asian="9pt" style:font-style-asian="normal" style:font-weight-asian="bold" style:font-size-complex="9pt" style:font-style-complex="normal" style:font-weight-complex="bold"/>
    </style:style>
    <style:style style:name="ce125"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26"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28"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29"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0"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31"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2" style:family="table-cell" style:parent-style-name="Default" style:data-style-name="N36">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4" style:family="table-cell" style:parent-style-name="Default" style:data-style-name="N36">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name-complex="MS UI Gothic" style:font-size-complex="5.09999990463257pt" style:font-style-complex="normal" style:font-weight-complex="normal"/>
    </style:style>
    <style:style style:name="ce136" style:family="table-cell" style:parent-style-name="Default">
      <style:table-cell-properties fo:wrap-option="no-wrap"/>
      <style:text-properties style:font-name="Times New Roman" style:font-name-asian="メイリオ"/>
    </style:style>
    <style:style style:name="ce137" style:family="table-cell" style:parent-style-name="Default">
      <style:text-properties fo:color="#000000"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8" style:family="table-cell" style:parent-style-name="Default">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9" style:family="table-cell" style:parent-style-name="Default">
      <style:text-properties style:use-window-font-color="true"/>
    </style:style>
    <style:style style:name="ce140" style:family="table-cell" style:parent-style-name="Default">
      <style:text-properties style:text-underline-style="solid" style:text-underline-width="auto" style:text-underline-color="font-color"/>
    </style:style>
    <style:style style:name="ce141" style:family="table-cell" style:parent-style-name="Default">
      <style:table-cell-properties style:glyph-orientation-vertical="0" fo:border-bottom="none" fo:background-color="#000000"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name-complex="Tahoma" style:font-size-complex="12pt" style:font-style-complex="normal" style:font-weight-complex="bold"/>
    </style:style>
    <style:style style:name="ce14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43"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44" style:family="table-cell" style:parent-style-name="Default">
      <style:table-cell-properties style:glyph-orientation-vertical="0" fo:border-bottom="2.49pt solid #000000" fo:background-color="#ffffcc"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145" style:family="table-cell" style:parent-style-name="Default">
      <style:table-cell-properties style:glyph-orientation-vertical="0" fo:border-bottom="none"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46" style:family="table-cell" style:parent-style-name="Default">
      <style:table-cell-properties style:glyph-orientation-vertical="0" fo:border-bottom="2.49pt solid #000000"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fo:border-bottom="2.49pt solid #000000" fo:background-color="#ccffff"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name-complex="Tahoma" style:font-size-complex="11pt" style:font-style-complex="normal" style:font-weight-complex="bold"/>
    </style:style>
    <style:style style:name="ce148" style:family="table-cell" style:parent-style-name="Default">
      <style:table-cell-properties style:glyph-orientation-vertical="0" fo:border-bottom="none"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49" style:family="table-cell" style:parent-style-name="Default">
      <style:table-cell-properties style:glyph-orientation-vertical="0" fo:border-bottom="2.49pt solid #000000"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50"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none"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51"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53"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4"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5"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style>
    <style:style style:name="ce15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pt" style:writing-mode="page"/>
    </style:style>
    <style:style style:name="ce15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style>
    <style:style style:name="ce158"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9"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style>
    <style:style style:name="ce161"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pt" style:writing-mode="page"/>
    </style:style>
    <style:style style:name="ce163"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pt" style:writing-mode="page"/>
    </style:style>
    <style:style style:name="ce164"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start" fo:margin-left="0pt" style:writing-mode="page"/>
    </style:style>
    <style:style style:name="ce165"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pt" style:writing-mode="page"/>
    </style:style>
    <style:style style:name="ce166"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7"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center" fo:margin-left="0pt" style:writing-mode="page"/>
    </style:style>
    <style:style style:name="ce169"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0"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automatic"/>
      <style:paragraph-properties fo:text-align="start" fo:margin-left="0pt" style:writing-mode="page"/>
    </style:style>
    <style:style style:name="ce172"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start" fo:margin-left="0pt" style:writing-mode="page"/>
    </style:style>
    <style:style style:name="ce173"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7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pt" style:writing-mode="page"/>
    </style:style>
    <style:style style:name="ce175"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6"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9"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2.49pt solid #000000" style:vertical-align="automatic"/>
      <style:paragraph-properties fo:text-align="start" fo:margin-left="0pt" style:writing-mode="page"/>
    </style:style>
    <style:style style:name="ce180"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automatic"/>
      <style:paragraph-properties fo:text-align="center" fo:margin-left="0pt"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8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style>
    <style:style style:name="ce182"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style>
    <style:style style:name="ce183"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pt" style:writing-mode="page"/>
    </style:style>
    <style:style style:name="ce1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ce18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6"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7" style:family="table-cell" style:parent-style-name="Default" style:data-style-name="N100">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name-complex="Mangal" style:font-size-complex="9pt" style:font-style-complex="normal" style:font-weight-complex="normal"/>
    </style:style>
    <style:style style:name="ce188" style:family="table-cell" style:parent-style-name="Default">
      <style:table-cell-properties style:glyph-orientation-vertical="0" fo:border-bottom="none" fo:background-color="#333333"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9" style:family="table-cell" style:parent-style-name="Default">
      <style:table-cell-properties style:glyph-orientation-vertical="0"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90" style:family="table-cell" style:parent-style-name="Default">
      <style:table-cell-properties style:glyph-orientation-vertical="0"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9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style:font-name="Times New Roman" style:font-name-asian="メイリオ"/>
    </style:style>
    <style:style style:name="ce1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94" style:family="table-cell" style:parent-style-name="Default" style:data-style-name="N100">
      <style:table-cell-properties style:glyph-orientation-vertical="0" fo:border-bottom="none" fo:background-color="#333333"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top"/>
      <style:paragraph-properties fo:margin-left="0pt" style:writing-mode="page"/>
      <style:text-properties fo:color="#ffffff"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95" style:family="table-cell" style:parent-style-name="Default">
      <style:text-properties style:font-name="Times New Roman" fo:font-size="9pt" style:font-name-asian="メイリオ" style:font-size-asian="9pt" style:font-size-complex="9pt"/>
    </style:style>
    <style:style style:name="ce196" style:family="table-cell" style:parent-style-name="Default" style:data-style-name="N100">
      <style:table-cell-properties style:glyph-orientation-vertical="0" fo:border-bottom="0.99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97"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paragraph-properties fo:margin-left="0pt" style:writing-mode="page"/>
      <style:text-properties fo:color="#ffffff"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98"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199" style:family="table-cell" style:parent-style-name="Default" style:data-style-name="N100">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MS UI Gothic" fo:font-size="9pt" fo:language="en" fo:country="US" fo:font-style="normal" fo:text-shadow="none" style:text-underline-style="none" fo:font-weight="normal" style:font-name-asian="MS UI Gothic" style:font-size-asian="9pt" style:language-asian="en" style:country-asian="US" style:font-style-asian="normal" style:font-weight-asian="normal" style:font-name-complex="MS UI Gothic" style:font-size-complex="5.09999990463257pt" style:language-complex="en" style:country-complex="US" style:font-style-complex="normal" style:font-weight-complex="normal"/>
    </style:style>
    <style:style style:name="ce200"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1"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2" style:family="table-cell" style:parent-style-name="Default">
      <style:table-cell-properties style:glyph-orientation-vertical="0" fo:background-color="#c0c0c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20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5"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6"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7" style:family="table-cell" style:parent-style-name="Default" style:data-style-name="N100">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8" style:family="table-cell" style:parent-style-name="Default" style:data-style-name="N100">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size-complex="9pt" style:font-style-complex="normal" style:font-weight-complex="normal"/>
    </style:style>
    <style:style style:name="ce209" style:family="table-cell" style:parent-style-name="Default">
      <style:text-properties style:font-name="Times New Roman" style:font-name-asian="メイリオ"/>
    </style:style>
    <style:style style:name="ce210"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1"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2" style:family="table-cell" style:parent-style-name="Default">
      <style:table-cell-properties fo:wrap-option="wrap"/>
      <style:text-properties style:font-name="Times New Roman" fo:font-size="9pt" style:font-name-asian="メイリオ" style:font-size-asian="9pt" style:font-size-complex="9pt"/>
    </style:style>
    <style:style style:name="ce213" style:family="table-cell" style:parent-style-name="Default">
      <style:table-cell-properties fo:background-color="#c0c0c0"/>
      <style:text-properties style:font-name="Times New Roman" fo:font-size="9pt" style:font-name-asian="メイリオ" style:font-size-asian="9pt" style:font-size-complex="9pt"/>
    </style:style>
    <style:style style:name="ce21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6" style:family="table-cell" style:parent-style-name="Default">
      <style:table-cell-properties style:glyph-orientation-vertical="0" fo:border-bottom="none" fo:background-color="#333333"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7"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1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pt" style:writing-mode="page"/>
      <style:text-properties style:font-name="Times New Roman" style:font-name-asian="メイリオ"/>
    </style:style>
    <style:style style:name="ce22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1"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2" style:family="table-cell" style:parent-style-name="Default" style:data-style-name="N36">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pt" style:writing-mode="page"/>
      <style:text-properties style:use-window-font-color="true" style:text-outline="false" style:text-line-through-style="none" style:text-line-through-type="none" style:font-name="MS UI Gothic" fo:font-size="9pt" fo:font-style="normal" fo:text-shadow="none" style:text-underline-style="none" fo:font-weight="normal" style:font-name-asian="MS UI Gothic" style:font-size-asian="9pt" style:font-style-asian="normal" style:font-weight-asian="normal" style:font-name-complex="MS UI Gothic" style:font-size-complex="5.09999990463257pt" style:font-style-complex="normal" style:font-weight-complex="normal"/>
    </style:style>
    <style:style style:name="ce225" style:family="table-cell" style:parent-style-name="Default">
      <style:table-cell-properties style:glyph-orientation-vertical="0" fo:border-bottom="none" fo:background-color="#333333"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7"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paragraph-properties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name-asian="メイリオ" style:font-size-asian="10pt" style:font-style-asian="normal" style:font-weight-asian="bold" style:font-size-complex="10pt" style:font-style-complex="normal" style:font-weight-complex="bold"/>
    </style:style>
    <style:style style:name="gr1" style:family="graphic">
      <style:graphic-properties draw:stroke="solid" svg:stroke-width="0.74pt" svg:stroke-color="#000000" draw:stroke-linejoin="miter" draw:fill="solid" draw:fill-color="#ffffff" draw:textarea-horizontal-align="justify" draw:textarea-vertical-align="top" draw:auto-grow-height="false" fo:min-height="44.48pt" fo:min-width="215.43pt" fo:padding-top="1.59pt" fo:padding-bottom="1.59pt" fo:padding-left="1.59pt" fo:padding-right="1.59pt" fo:wrap-option="wrap" draw:shadow="hidden"/>
    </style:style>
    <style:style style:name="gr2" style:family="graphic">
      <style:graphic-properties draw:stroke="solid" svg:stroke-width="0.74pt" svg:stroke-color="#000000" draw:stroke-linejoin="miter" draw:fill="solid" draw:fill-color="#ffffff" draw:textarea-horizontal-align="justify" draw:textarea-vertical-align="top" draw:auto-grow-height="true" fo:min-height="0pt" fo:min-width="0pt" fo:padding-top="1.59pt" fo:padding-bottom="1.59pt" fo:padding-left="1.59pt" fo:padding-right="1.59pt" fo:wrap-option="wrap" draw:shadow="hidden"/>
    </style:style>
    <style:style style:name="gr3" style:family="graphic">
      <style:graphic-properties draw:stroke="solid" svg:stroke-width="0.74pt" svg:stroke-color="#000000" draw:stroke-linejoin="round" draw:fill="none" draw:fill-color="#ffffff" draw:textarea-horizontal-align="justify" draw:textarea-vertical-align="middle" draw:auto-grow-height="false" fo:min-height="51.62pt" fo:min-width="27.75pt" fo:padding-top="3.69pt" fo:padding-bottom="3.69pt" fo:padding-left="7.09pt" fo:padding-right="7.09pt" fo:wrap-option="no-wrap" draw:shadow="hidden"/>
    </style:style>
    <style:style style:name="gr4" style:family="graphic">
      <style:graphic-properties draw:stroke="solid" svg:stroke-width="0.74pt" svg:stroke-color="#000000" draw:stroke-linejoin="miter" draw:fill="none" draw:fill-color="#ffffff" draw:textarea-horizontal-align="justify" draw:textarea-vertical-align="top" draw:auto-grow-height="false" fo:padding-top="3.69pt" fo:padding-bottom="3.69pt" fo:padding-left="7.09pt" fo:padding-right="7.09pt" fo:wrap-option="wrap" draw:shadow="hidden"/>
    </style:style>
    <style:style style:name="gr5" style:family="graphic">
      <style:graphic-properties draw:stroke="solid" svg:stroke-width="0.74pt" svg:stroke-color="#000000" draw:stroke-linejoin="miter" draw:fill="solid" draw:fill-color="#ffffff" draw:textarea-horizontal-align="justify" draw:textarea-vertical-align="top" draw:auto-grow-height="false" fo:min-height="58.48pt" fo:min-width="212.63pt" fo:padding-top="1.59pt" fo:padding-bottom="1.59pt" fo:padding-left="1.59pt" fo:padding-right="1.59pt" fo:wrap-option="wrap" draw:shadow="hidden"/>
    </style:style>
    <style:style style:name="gr6" style:family="graphic">
      <style:graphic-properties draw:stroke="solid" svg:stroke-width="0.74pt" svg:stroke-color="#000000" draw:stroke-linejoin="round" draw:fill="none" draw:fill-color="#ffffff" draw:textarea-horizontal-align="justify" draw:textarea-vertical-align="middle" draw:auto-grow-height="false" fo:min-height="53.52pt" fo:min-width="27.75pt" fo:padding-top="3.69pt" fo:padding-bottom="3.69pt" fo:padding-left="7.09pt" fo:padding-right="7.09pt" fo:wrap-option="no-wrap" draw:shadow="hidden"/>
    </style:style>
    <style:style style:name="gr7" style:family="graphic">
      <style:graphic-properties draw:stroke="solid" svg:stroke-width="0.74pt" svg:stroke-color="#000000" draw:stroke-linejoin="miter" draw:fill="solid" draw:fill-color="#ffffff" draw:textarea-horizontal-align="justify" draw:textarea-vertical-align="top" draw:auto-grow-height="false" fo:min-height="45.27pt" fo:min-width="212.71pt" fo:padding-top="1.59pt" fo:padding-bottom="1.59pt" fo:padding-left="1.59pt" fo:padding-right="1.59pt" fo:wrap-option="wrap" draw:shadow="hidden"/>
    </style:style>
    <style:style style:name="gr8" style:family="graphic">
      <style:graphic-properties draw:stroke="solid" svg:stroke-width="0.74pt" svg:stroke-color="#000000" draw:stroke-linejoin="round" draw:fill="none" draw:fill-color="#ffffff" draw:textarea-horizontal-align="justify" draw:textarea-vertical-align="middle" draw:auto-grow-height="false" fo:min-height="51.53pt" fo:min-width="27.75pt" fo:padding-top="3.69pt" fo:padding-bottom="3.69pt" fo:padding-left="7.09pt" fo:padding-right="7.09pt" fo:wrap-option="no-wrap" draw:shadow="hidden"/>
    </style:style>
    <style:style style:name="gr9" style:family="graphic">
      <style:graphic-properties draw:stroke="solid" svg:stroke-width="0.74pt" svg:stroke-color="#000000" draw:stroke-linejoin="miter" draw:fill="solid" draw:fill-color="#ffffff" draw:textarea-horizontal-align="justify" draw:textarea-vertical-align="top" draw:auto-grow-height="false" fo:min-height="51.59pt" fo:min-width="212.71pt" fo:padding-top="1.59pt" fo:padding-bottom="1.59pt" fo:padding-left="1.59pt" fo:padding-right="1.59pt" fo:wrap-option="wrap" draw:shadow="hidden"/>
    </style:style>
    <style:style style:name="gr10" style:family="graphic">
      <style:graphic-properties draw:stroke="solid" svg:stroke-width="0.74pt" svg:stroke-color="#000000" draw:stroke-linejoin="round" draw:fill="none" draw:fill-color="#ffffff" draw:textarea-horizontal-align="justify" draw:textarea-vertical-align="middle" draw:auto-grow-height="false" fo:min-height="51.62pt" fo:min-width="27.81pt" fo:padding-top="3.69pt" fo:padding-bottom="3.69pt" fo:padding-left="7.09pt" fo:padding-right="7.09pt" fo:wrap-option="no-wrap" draw:shadow="hidden"/>
    </style:style>
    <style:style style:name="gr11" style:family="graphic">
      <style:graphic-properties draw:stroke="solid" svg:stroke-width="0.74pt" svg:stroke-color="#000000" draw:stroke-linejoin="miter" draw:fill="solid" draw:fill-color="#ffffff" draw:textarea-horizontal-align="justify" draw:textarea-vertical-align="top" draw:auto-grow-height="false" fo:min-height="55.16pt" fo:min-width="212.71pt" fo:padding-top="1.59pt" fo:padding-bottom="1.59pt" fo:padding-left="1.59pt" fo:padding-right="1.59pt" fo:wrap-option="wrap" draw:shadow="hidden"/>
    </style:style>
    <style:style style:name="gr12" style:family="graphic">
      <style:graphic-properties draw:stroke="solid" svg:stroke-width="0.74pt" svg:stroke-color="#000000" draw:stroke-linejoin="miter" draw:fill="solid" draw:fill-color="#ffff00" draw:textarea-horizontal-align="justify" draw:textarea-vertical-align="top" draw:auto-grow-height="false" fo:min-height="77.22pt" fo:min-width="294.35pt" fo:padding-top="1.59pt" fo:padding-bottom="1.59pt" fo:padding-left="1.59pt" fo:padding-right="1.59pt" fo:wrap-option="wrap" draw:shadow="hidden"/>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text-properties fo:font-size="24pt"/>
    </style:style>
    <style:style style:name="P5" style:family="paragraph">
      <loext:graphic-properties draw:fill="solid" draw:fill-color="#ffff00"/>
      <style:paragraph-properties fo:text-align="start" style:writing-mode="lr-tb"/>
    </style:style>
    <style:style style:name="T1" style:family="text">
      <style:text-properties style:use-window-font-color="true" style:text-outline="false" style:text-line-through-style="none" style:text-line-through-type="none" style:text-position="0% 100%"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line-through-typ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3"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000000" style:text-outline="false" style:text-line-through-style="none" style:text-line-through-type="none" style:text-position="0% 100%"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style:use-window-font-color="true" style:text-outline="false" style:text-line-through-style="none" style:text-line-through-typ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6" style:family="text">
      <style:text-properties style:use-window-font-color="true" style:text-outline="false" style:text-line-through-style="none" style:text-line-through-typ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7" style:family="text">
      <style:text-properties fo:font-size="9pt" style:font-size-asian="9pt" style:font-size-complex="9pt"/>
    </style:style>
    <style:style style:name="T8" style:family="text">
      <style:text-properties style:font-name="Times New Roman" fo:font-size="9pt" style:font-name-asian="メイリオ" style:font-name-complex="Mangal" style:font-size-asian="9pt" style:font-size-complex="9pt"/>
    </style:style>
    <style:style style:name="T9" style:family="text">
      <style:text-properties style:text-position="super"/>
    </style:style>
    <style:style style:name="T10" style:family="text">
      <style:text-properties fo:text-shadow="none" style:font-name="ＭＳ Ｐゴシック" fo:font-size="11pt" fo:font-weight="normal" style:text-underline-style="none" style:text-underline-color="font-color" style:text-line-through-type="none" fo:font-style="normal" style:text-outline="false" style:text-position="0%" fo:color="#000000" style:font-name-asian="ＭＳ Ｐゴシック" style:font-size-asian="11pt" style:font-size-complex="11pt" style:font-weight-asian="normal" style:font-weight-complex="normal" style:font-style-asian="normal" style:font-style-complex="normal"/>
    </style:style>
    <style:style style:name="T11" style:family="text">
      <style:text-properties fo:text-shadow="none" style:font-name="ＭＳ Ｐゴシック" fo:font-size="11pt" fo:font-weight="normal" style:text-underline-style="none" style:text-underline-color="font-color" style:text-line-through-type="none" fo:font-style="normal" style:text-outline="false" style:text-position="0%" style:font-name-asian="ＭＳ Ｐゴシック" style:font-size-asian="11pt" style:font-size-complex="11pt" style:font-weight-asian="normal" style:font-weight-complex="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MS UI Gothic" fo:font-size="9pt" fo:font-weight="normal" style:text-underline-style="none" style:text-underline-color="font-color" style:text-line-through-type="none" fo:font-style="normal" style:text-outline="false" fo:text-shadow="none" style:font-name-asian="MS UI Gothic" style:font-name-complex="MS UI Gothic" style:font-size-asian="9pt" style:font-size-complex="5.09999990463257pt" style:font-weight-asian="normal" style:font-weight-complex="normal" style:font-style-asian="normal" style:font-style-complex="normal" style:text-emphasize="none" style:text-overline-style="none" style:text-overline-color="font-color"/>
    </style:style>
  </office:automatic-styles>
  <office:body>
    <office:spreadsheet>
      <table:calculation-settings table:case-sensitive="false" table:use-regular-expressions="false"/>
      <table:table table:name="Catalog" table:style-name="ta1">
        <office:forms form:automatic-focus="false" form:apply-design-mode="false"/>
        <table:table-column table:style-name="co18" table:default-cell-style-name="ce44"/>
        <table:table-column table:style-name="co18" table:default-cell-style-name="ce55"/>
        <table:table-column table:style-name="co18" table:number-columns-repeated="21" table:default-cell-style-name="ce44"/>
        <table:table-column table:style-name="co18" table:default-cell-style-name="ce119"/>
        <table:table-column table:style-name="co18" table:default-cell-style-name="ce44"/>
        <table:table-column table:style-name="co18" table:default-cell-style-name="ce119"/>
        <table:table-column table:style-name="co18" table:default-cell-style-name="ce44"/>
        <table:table-column table:style-name="co19" table:default-cell-style-name="ce119"/>
        <table:table-column table:style-name="co18" table:number-columns-repeated="228" table:default-cell-style-name="ce44"/>
        <table:table-column table:style-name="co18" table:number-columns-repeated="768" table:default-cell-style-name="ce136"/>
        <table:table-row table:style-name="ro9">
          <table:table-cell/>
          <table:table-cell table:style-name="ce47" office:value-type="string" calcext:value-type="string">
            <text:p>COMPANY </text:p>
          </table:table-cell>
          <table:table-cell table:style-name="ce56"/>
          <table:table-cell table:style-name="ce107" table:number-columns-repeated="7"/>
          <table:table-cell table:style-name="ce110"/>
          <table:table-cell table:style-name="ce107" table:number-columns-repeated="2"/>
          <table:table-cell table:style-name="ce47"/>
          <table:table-cell table:style-name="ce112"/>
          <table:table-cell table:style-name="ce110" table:number-columns-repeated="8"/>
          <table:table-cell table:style-name="ce113"/>
          <table:table-cell table:style-name="ce120"/>
          <table:table-cell table:style-name="ce113"/>
          <table:table-cell table:style-name="ce110"/>
          <table:table-cell table:style-name="ce113"/>
          <table:table-cell table:style-name="ce110"/>
          <table:table-cell table:number-columns-repeated="995"/>
        </table:table-row>
        <table:table-row table:style-name="ro16">
          <table:table-cell table:style-name="ce45"/>
          <table:table-cell table:style-name="ce46"/>
          <table:table-cell table:style-name="ce45" table:number-columns-repeated="21"/>
          <table:table-cell table:style-name="ce114"/>
          <table:table-cell table:style-name="ce45"/>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46"/>
          <table:table-cell table:style-name="ce45" table:number-columns-repeated="21"/>
          <table:table-cell table:style-name="ce114"/>
          <table:table-cell table:style-name="ce121" office:value-type="string" calcext:value-type="string">
            <text:p>Your Name &amp; ID :</text:p>
          </table:table-cell>
          <table:table-cell table:style-name="ce127" table:number-columns-spanned="4" table:number-rows-spanned="1"/>
          <table:covered-table-cell table:number-columns-repeated="3" table:style-name="ce127"/>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table-cell table:style-name="ce45" table:number-columns-repeated="6"/>
          <table:table-cell table:style-name="ce114"/>
          <table:table-cell table:style-name="ce122" office:value-type="string" calcext:value-type="string">
            <text:p>Date　of 1<text:span text:style-name="T9">st</text:span> Revision :</text:p>
          </table:table-cell>
          <table:table-cell table:style-name="ce127" table:number-columns-spanned="4" table:number-rows-spanned="1"/>
          <table:covered-table-cell table:number-columns-repeated="3" table:style-name="ce130"/>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7"/>
          <table:table-cell table:style-name="ce115"/>
          <table:table-cell table:style-name="ce122" office:value-type="string" calcext:value-type="string">
            <text:p>Last-Modified Date :</text:p>
          </table:table-cell>
          <table:table-cell table:style-name="ce127" table:number-columns-spanned="4" table:number-rows-spanned="1"/>
          <table:covered-table-cell table:number-columns-repeated="3" table:style-name="ce130"/>
          <table:table-cell table:style-name="ce52" table:number-columns-repeated="2"/>
          <table:table-cell table:style-name="ce45" table:number-columns-repeated="993"/>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4"/>
          <table:table-cell table:style-name="ce52"/>
          <table:table-cell table:style-name="ce114"/>
          <table:table-cell table:style-name="ce131"/>
          <table:table-cell table:style-name="ce133"/>
          <table:table-cell table:style-name="ce131"/>
          <table:table-cell table:style-name="ce45" table:number-columns-repeated="995"/>
        </table:table-row>
        <table:table-row table:style-name="ro17">
          <table:table-cell table:style-name="ce45" office:value-type="string" calcext:value-type="string">
            <text:p><text:s/></text:p>
          </table:table-cell>
          <table:table-cell table:style-name="ce48"/>
          <table:table-cell table:style-name="ce57" office:value-type="string" calcext:value-type="string">
            <text:p>Chapter 1　Outline of your System</text:p>
          </table:table-cell>
          <table:table-cell table:style-name="ce45" table:number-columns-repeated="7"/>
          <table:table-cell table:style-name="ce111"/>
          <table:table-cell table:style-name="ce45" table:number-columns-repeated="5"/>
          <table:table-cell table:style-name="ce52"/>
          <table:table-cell table:style-name="ce46"/>
          <table:table-cell table:style-name="ce45" table:number-columns-repeated="5"/>
          <table:table-cell table:style-name="ce114"/>
          <table:table-cell table:style-name="ce52"/>
          <table:table-cell table:style-name="ce114"/>
          <table:table-cell table:style-name="ce131"/>
          <table:table-cell table:style-name="ce133"/>
          <table:table-cell table:style-name="ce131"/>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4"/>
          <table:table-cell table:style-name="ce123"/>
          <table:table-cell table:style-name="ce114"/>
          <table:table-cell table:style-name="ce131"/>
          <table:table-cell table:style-name="ce133"/>
          <table:table-cell table:style-name="ce131"/>
          <table:table-cell table:style-name="ce45" table:number-columns-repeated="995"/>
        </table:table-row>
        <table:table-row table:style-name="ro16">
          <table:table-cell table:style-name="ce46"/>
          <table:table-cell table:style-name="ce49" office:value-type="string" calcext:value-type="string">
            <text:p>・What is the feature of COMPANY <text:s/>?</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50" office:value-type="string" calcext:value-type="string" table:number-columns-spanned="28" table:number-rows-spanned="8">
            <text:p>    </text:p>
            <text:p>Designed with a focus on making business operations such as Performance Review and Recruiting Employees run smoothly,  provides a completely search-able employee directory coupled with other features that lets you manage your business operations with ease. Our system  aims to keep the user intervention to the minimum, provide flexibility, improve efficiency over the current system and to give user a rich user experience.</text:p>
            <text:p> With our system, the user can </text:p>
            <text:p>   -  consolidate all the employee reviews done by the manager and award the employees their respective grades as part of Performance Review Management.</text:p>
            <text:p>   -  easily screen the applicants based on the sent application details by setting up criterion's as part of Recruiting Employees</text:p>
          </table:table-cell>
          <table:covered-table-cell table:number-columns-repeated="21"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table-cell table:style-name="ce52" table:number-columns-repeated="22"/>
          <table:table-cell table:style-name="ce115"/>
          <table:table-cell table:style-name="ce52"/>
          <table:table-cell table:style-name="ce115"/>
          <table:table-cell table:style-name="ce52"/>
          <table:table-cell table:style-name="ce115"/>
          <table:table-cell table:style-name="ce52"/>
          <table:table-cell table:style-name="ce45" table:number-columns-repeated="995"/>
        </table:table-row>
        <table:table-row table:style-name="ro16">
          <table:table-cell table:style-name="ce46"/>
          <table:table-cell table:style-name="ce49" office:value-type="string" calcext:value-type="string">
            <text:p>・List up “Merits” of your software for users.</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50" office:value-type="string" calcext:value-type="string" table:number-columns-spanned="28" table:number-rows-spanned="8">
            <text:p><text:span text:style-name="T7">1. Keep the user intervention to the minimum to reduce Human Error &amp; Judgment -</text:span></text:p>
            <text:p><text:span text:style-name="T7">  1.1 Performance Management BO</text:span></text:p>
            <text:p><text:span text:style-name="T7">    To keep the human intervention to the bare minimum and for ease of operation, we have provided options for the user to automate the ratings. </text:span></text:p>
            <text:p><text:span text:style-name="T7">        . The user can use the the predefined break-up ratio for awarding ratings </text:span></text:p>
            <text:p><text:span text:style-name="T7">        . or give a new break-up ratio </text:span></text:p>
            <text:p><text:span text:style-name="T7">    For example,</text:span></text:p>
            <text:p><text:span text:style-name="T7">        if by the company policy, the grade break-up ratio is : A-10%, B-30%, C-50%, D-10%, Our product should ideally allow the user to grade all the employees through just one click.</text:span></text:p>
            <text:p/>
            <text:p><text:span text:style-name="T7">    Furthermore for verification and documentation purposes, if the user wants to, he can generate reports on the ratings generated to verify the ratings.    </text:span></text:p>
            <text:p/>
            <text:p><text:span text:style-name="T7">  1.2 Recruiting employees BO</text:span></text:p>
            <text:p><text:span text:style-name="T7">     Here too, we have provided a provision for automation. The user, according to the context in which he uses the tool, can use various default criterion groups or can give  a custom criterion based on which points are awarded to the applicants, and the system will display the applicants in descending order of the calculated points.</text:span></text:p>
            <text:p><text:span text:style-name="T7">    For example,</text:span></text:p>
            <text:p><text:span text:style-name="T7">         If the user wants to hire Web Developers, he can choose this criterion and can click on the select button for the system to do the rest of the work (more points will be given to languages like Javascript, jQuery, php etc ).</text:span></text:p>
            <text:p><text:span text:style-name="T7">         or if he is looking for a particular set of skills, like software tester more, points could be given if he knows Selenium or QTP tools. </text:span></text:p>
            <text:p/>
            <text:p><text:span text:style-name="T7">2. Provide Flexibility in options to the user -</text:span></text:p>
            <text:p><text:span text:style-name="T7">   For both the business operations, our tool provides flexibility to the user in executing the operations. The user is given options to either</text:span></text:p>
            <text:p><text:span text:style-name="T7">       1. To let the system use automation for grading / recruiting purposes, If he doesn't have the time or needs ease of operation.              </text:span></text:p>
            <text:p><text:span text:style-name="T7">    or 2. The user can manually grade/recruit employees with the features provided, if he has the time or insists on doing the work himself for quality assurance.</text:span></text:p>
            <text:p><text:span text:style-name="T7">       </text:span></text:p>
            <text:p><text:span text:style-name="T7">3. Improve Time &amp; Efficiency over the current system -</text:span></text:p>
            <text:p><text:span text:style-name="T7">    1. With the existing system, there are no tools for data manipulation, free-keyword search or automation. Doing the business operations would involve going through each of the list items and then manually manipulating them for the business operation, be it Performance Review or for Recruiting employees.</text:span></text:p>
            <text:p><text:span text:style-name="T7">    2. With our tool, the user can get the business operation done within just a few clicks, thereby saving loads of time. </text:span></text:p>
            <text:p><text:span text:style-name="T7">    3. We also provide options to generate reports once the operation is done, with which the user can verify and document the process.</text:span></text:p>
            <text:p/>
            <text:p><text:span text:style-name="T7">4. Provide a Rich User Experience - </text:span></text:p>
            <text:p><text:span text:style-name="T7">  Our tool not only aims to solve the business operations but also provides user with a rich user interface in doing so. With features such as </text:span></text:p>
            <text:p><text:span text:style-name="T7">        . auto complete search</text:span></text:p>
            <text:p><text:span text:style-name="T7">            gives suggestions in search operation to reduce human effort and errors.</text:span></text:p>
            <text:p><text:span text:style-name="T7">        . pagination</text:span></text:p>
            <text:p><text:span text:style-name="T7">            breaks up the table data into pages for easy data viewing.</text:span></text:p>
            <text:p><text:span text:style-name="T7">        . sorting &amp; filtering features.</text:span></text:p>
            <text:p><text:span text:style-name="T7">   the user is provided with a good user experience, which helps him in and around the business operations.</text:span></text:p>
            <text:p/>
            <text:p/>
          </table:table-cell>
          <table:covered-table-cell table:number-columns-repeated="21"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9">
          <table:table-cell table:style-name="ce45"/>
          <table:covered-table-cell table:number-columns-repeated="22" table:style-name="ce51"/>
          <table:covered-table-cell table:style-name="ce115"/>
          <table:covered-table-cell table:style-name="ce51"/>
          <table:covered-table-cell table:style-name="ce115"/>
          <table:covered-table-cell table:style-name="ce51"/>
          <table:covered-table-cell table:style-name="ce115"/>
          <table:covered-table-cell table:style-name="ce51"/>
          <table:table-cell table:style-name="ce45" table:number-columns-repeated="995"/>
        </table:table-row>
        <table:table-row table:style-name="ro16">
          <table:table-cell table:style-name="ce45"/>
          <table:table-cell table:style-name="ce51" table:number-columns-repeated="22"/>
          <table:table-cell table:style-name="ce115"/>
          <table:table-cell table:style-name="ce51"/>
          <table:table-cell table:style-name="ce115"/>
          <table:table-cell table:style-name="ce51"/>
          <table:table-cell table:style-name="ce115"/>
          <table:table-cell table:style-name="ce135" office:value-type="string" calcext:value-type="string">
            <text:p>You may copy “Merits” to add more.</text:p>
          </table:table-cell>
          <table:table-cell table:style-name="ce45" table:number-columns-repeated="995"/>
        </table:table-row>
        <table:table-row table:style-name="ro20">
          <table:table-cell table:style-name="ce45"/>
          <table:table-cell table:style-name="ce48"/>
          <table:table-cell table:style-name="ce103" office:value-type="string" calcext:value-type="string">
            <text:p>Chapter.4 Descriptions of each “Merit” and “How to achieve”</text:p>
          </table:table-cell>
          <table:table-cell table:style-name="ce45" table:number-columns-repeated="7"/>
          <table:table-cell table:style-name="ce111"/>
          <table:table-cell table:style-name="ce45" table:number-columns-repeated="5"/>
          <table:table-cell table:style-name="ce52"/>
          <table:table-cell table:style-name="ce46"/>
          <table:table-cell table:style-name="ce45" table:number-columns-repeated="5"/>
          <table:table-cell table:style-name="ce114"/>
          <table:table-cell table:style-name="ce52"/>
          <table:table-cell table:style-name="ce115"/>
          <table:table-cell table:style-name="ce51"/>
          <table:table-cell table:style-name="ce115"/>
          <table:table-cell table:style-name="ce51"/>
          <table:table-cell table:style-name="ce45" table:number-columns-repeated="995"/>
        </table:table-row>
        <table:table-row table:style-name="ro21">
          <table:table-cell table:style-name="ce45"/>
          <table:table-cell table:style-name="ce51" table:number-columns-repeated="21"/>
          <table:table-cell table:style-name="ce45"/>
          <table:table-cell table:style-name="ce117" office:value-type="string" calcext:value-type="string">
            <text:p>Implemented</text:p>
          </table:table-cell>
          <table:table-cell table:style-name="ce125"/>
          <table:table-cell table:style-name="ce128" office:value-type="string" calcext:value-type="string">
            <text:p>Priority</text:p>
          </table:table-cell>
          <table:table-cell table:style-name="ce125"/>
          <table:table-cell table:style-name="ce117" office:value-type="string" calcext:value-type="string">
            <text:p>Estimated</text:p>
            <text:p>Time</text:p>
          </table:table-cell>
          <table:table-cell table:style-name="ce51"/>
          <table:table-cell table:style-name="ce45" table:number-columns-repeated="995"/>
        </table:table-row>
        <table:table-row table:style-name="ro16">
          <table:table-cell table:style-name="ce45"/>
          <table:table-cell table:style-name="ce53" office:value-type="string" calcext:value-type="string">
            <text:p><text:span text:style-name="T8">Merit 1. Facilitate easy consolidation of all reviews as part of Performance Review business operation.</text:span></text:p>
            <text:p/>
          </table:table-cell>
          <table:table-cell table:style-name="ce54" table:number-columns-repeated="21"/>
          <table:table-cell table:style-name="ce116"/>
          <table:table-cell table:style-name="ce54"/>
          <table:table-cell table:style-name="ce116"/>
          <table:table-cell table:style-name="ce54"/>
          <table:table-cell table:style-name="ce116"/>
          <table:table-cell table:style-name="ce51"/>
          <table:table-cell table:style-name="ce45" table:number-columns-repeated="995"/>
        </table:table-row>
        <table:table-row table:style-name="ro16">
          <table:table-cell table:style-name="ce45"/>
          <table:table-cell table:style-name="ce51" table:number-columns-repeated="22"/>
          <table:table-cell table:style-name="ce115"/>
          <table:table-cell table:style-name="ce51"/>
          <table:table-cell table:style-name="ce115"/>
          <table:table-cell table:style-name="ce51"/>
          <table:table-cell table:style-name="ce115"/>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1)</text:p>
          </table:table-cell>
          <table:table-cell table:style-name="ce52" office:value-type="string" calcext:value-type="string">
            <text:p>The Business Process Drop-down Menu</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5" calcext:value-type="float">
            <text:p>5.0 </text:p>
          </table:table-cell>
          <table:table-cell table:style-name="ce51"/>
          <table:table-cell table:style-name="ce45" table:number-columns-repeated="995"/>
        </table:table-row>
        <table:table-row table:style-name="ro16">
          <table:table-cell table:style-name="ce45"/>
          <table:table-cell table:style-name="ce51"/>
          <table:table-cell table:style-name="ce104" office:value-type="string" calcext:value-type="string" table:number-columns-spanned="26" table:number-rows-spanned="3">
            <text:p>The Business Process drop-down menu, having the options : Employee Directory (default), Performance Review &amp; Recruitment Management. According to the functionality required, the user selects the drop-down according to which the data is displayed.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2)</text:p>
          </table:table-cell>
          <table:table-cell table:style-name="ce108" office:value-type="string" calcext:value-type="string">
            <text:p>Free Keyword Search Tool</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7" calcext:value-type="float">
            <text:p>7.0 </text:p>
          </table:table-cell>
          <table:table-cell table:style-name="ce51"/>
          <table:table-cell table:style-name="ce45" table:number-columns-repeated="995"/>
        </table:table-row>
        <table:table-row table:style-name="ro22">
          <table:table-cell table:style-name="ce45"/>
          <table:table-cell table:style-name="ce51"/>
          <table:table-cell table:style-name="ce105" office:value-type="string" calcext:value-type="string" table:number-columns-spanned="26" table:number-rows-spanned="3">
            <text:p>A Search field, replacing the two existing search area's. User can type in any employee related keyword to search for. On clicking the search button, the relevant results are displayed.  </text:p>
            <text:p>Using this feature, the user can search for users belonging to a particular rank or a department to check for employees for which grading is to be done.</text:p>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3)</text:p>
          </table:table-cell>
          <table:table-cell table:style-name="ce52" office:value-type="string" calcext:value-type="string">
            <text:p>Grade break-up functionality</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2" calcext:value-type="float">
            <text:p>12.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   3.1  Initially, 4 Grades will be displayed - A, B, C, D along with their default break-up values, for e.g -   A-10%, B-30%, C-50%, D-10% </text:p>
            <text:p>   3.2  The user can add a grade, using the "Add Grade Break-up button". </text:p>
            <text:p>   3.3  Remove a grade using the "Remove Grade Break-up button". </text:p>
            <text:p>   3.4. Also, provided is a "Assign Grades Button", clicking on which will assign the employees grades according to the break-up provided.</text:p>
            <text:p>This feature is used to set the grade break-up conditions, or edit the existing condition and use automation to let the system decide on the grades.</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3">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4)</text:p>
          </table:table-cell>
          <table:table-cell table:style-name="ce52" office:value-type="string" calcext:value-type="string">
            <text:p>Column Filter Feature </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On top of each column a small filter button is displayed, clicking on which will display all the filtering options based on the column values. On the top right part of the search results which enables user to clear the set filtering conditions. </text:p>
            <text:p>With this feature, the user can filter the employees belonging to a particular rank. To see how many employees belong to that particular designation and then proceed to find the top performing employees and assign grades with the other provided features.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4">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5)</text:p>
          </table:table-cell>
          <table:table-cell table:style-name="ce52" office:value-type="string" calcext:value-type="string">
            <text:p>Column Sort Feature</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Adjacent to the filter button there is a sort button, clicking on it will toggle displaying the column values between ascending and descending order. Again, clicking on the clear button available at the top right part of the search results will clear the set sort conditions.</text:p>
            <text:p>Once the user has filtered the employees belonging to a particular rank using the filter feature, he can to find the top performing employees using this sort feature by sorting employees on Managers rating.</text:p>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5">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6)</text:p>
          </table:table-cell>
          <table:table-cell table:style-name="ce52" office:value-type="string" calcext:value-type="string">
            <text:p>Clear Sort and Filter </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5" calcext:value-type="float">
            <text:p>5.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On the top right part of the search results table there will a clear button, clicking on which will clear all the set sorting and filter criteria.</text:p>
            <text:p>This is used if the user has made an error in setting sort and filter criterias or wants to apply a new set of sort and filter criterias.</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7)</text:p>
          </table:table-cell>
          <table:table-cell table:style-name="ce52" office:value-type="string" calcext:value-type="string">
            <text:p>Generate Report Button</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B</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    Clicking on this button, will generate a report containing - </text:p>
            <text:p>           1. Performance cycle period for which the assessment is being made.</text:p>
            <text:p>           2. Grade break up info.</text:p>
            <text:p>           3. For each designation(rank), the report contains</text:p>
            <text:p>               1. Designation Name.</text:p>
            <text:p>               2. Total Number of Employees with that designation.</text:p>
            <text:p>               3. Number of Employees having different Grades.</text:p>
            <text:p>               4. Employee Name, ID with their Experience, Employer Ratings &amp;  Assigned Grade.               </text:p>
            <text:p/>
            <text:p>    This feature is used by the user for verification purposes of the automated rating as part of Performance Review management.</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7">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8)</text:p>
          </table:table-cell>
          <table:table-cell table:style-name="ce52" office:value-type="string" calcext:value-type="string">
            <text:p>Pagination and Number of Results</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B</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This feature is used to enhance the user experience while carrying out the business operations. With this feature, the number of results are displayed at the bottom, and if the total number of results are large the results are broken into pages for easier viewing and data manageability.</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9)</text:p>
          </table:table-cell>
          <table:table-cell table:style-name="ce52" office:value-type="string" calcext:value-type="string">
            <text:p>AutoComplete Feature</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B</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This feature is also provided to enhance the user experience as part of carrying out the business operations. This feature provides intuitive suggestions to the user to reduce human error and ease of operation. For eg. If the user searches for employees with designation – Research and Development Engineer, just writing “Res” should give “Research and Development Engineer” as a suggestion.</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4" office:value-type="string" calcext:value-type="string">
            <text:p>Merit 2. <text:span text:style-name="T7"> Screening of applications as part of Recruiting new Employees business operation.</text:span></text:p>
          </table:table-cell>
          <table:table-cell table:style-name="ce54" table:number-columns-repeated="21"/>
          <table:table-cell table:style-name="ce116"/>
          <table:table-cell table:style-name="ce54"/>
          <table:table-cell table:style-name="ce116"/>
          <table:table-cell table:style-name="ce54"/>
          <table:table-cell table:style-name="ce116"/>
          <table:table-cell table:style-name="ce51"/>
          <table:table-cell table:style-name="ce45" table:number-columns-repeated="995"/>
        </table:table-row>
        <table:table-row table:style-name="ro16">
          <table:table-cell table:style-name="ce45"/>
          <table:table-cell table:style-name="ce51" table:number-columns-repeated="22"/>
          <table:table-cell table:style-name="ce115"/>
          <table:table-cell table:style-name="ce51"/>
          <table:table-cell table:style-name="ce115"/>
          <table:table-cell table:style-name="ce51"/>
          <table:table-cell table:style-name="ce115"/>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1)</text:p>
          </table:table-cell>
          <table:table-cell table:style-name="ce52" office:value-type="string" calcext:value-type="string">
            <text:p>The Business Process Drop-down Menu</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5" calcext:value-type="float">
            <text:p>5.0 </text:p>
          </table:table-cell>
          <table:table-cell table:style-name="ce51"/>
          <table:table-cell table:style-name="ce45" table:number-columns-repeated="995"/>
        </table:table-row>
        <table:table-row table:style-name="ro16">
          <table:table-cell table:style-name="ce45"/>
          <table:table-cell table:style-name="ce51"/>
          <table:table-cell table:style-name="ce104" office:value-type="string" calcext:value-type="string" table:number-columns-spanned="26" table:number-rows-spanned="3">
            <text:p>The Business Process drop-down menu, having the options : Employee Directory (default), Performance Review &amp; Recruitment Management. According to the functionality required, the user selects the drop-down according to which the data is displayed.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2)</text:p>
          </table:table-cell>
          <table:table-cell table:style-name="ce108" office:value-type="string" calcext:value-type="string">
            <text:p>Free Keyword Search Tool</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7" calcext:value-type="float">
            <text:p>7.0 </text:p>
          </table:table-cell>
          <table:table-cell table:style-name="ce51"/>
          <table:table-cell table:style-name="ce45" table:number-columns-repeated="995"/>
        </table:table-row>
        <table:table-row table:style-name="ro16">
          <table:table-cell table:style-name="ce45"/>
          <table:table-cell table:style-name="ce51"/>
          <table:table-cell table:style-name="ce105" office:value-type="string" calcext:value-type="string" table:number-columns-spanned="26" table:number-rows-spanned="3">
            <text:p>A Search field, replacing the two existing search area's. User can type in any employee related keyword to search for. On clicking the search button, the relevant results are displayed.  </text:p>
            <text:p>Using this feature, the user can search for candidates having a particular skill or from a particular college  for shortlisting candidates.</text:p>
            <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4)</text:p>
          </table:table-cell>
          <table:table-cell table:style-name="ce52" office:value-type="string" calcext:value-type="string">
            <text:p>Criteria Feature</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2" calcext:value-type="float">
            <text:p>12.0 </text:p>
          </table:table-cell>
          <table:table-cell table:style-name="ce51"/>
          <table:table-cell table:style-name="ce45" table:number-columns-repeated="995"/>
        </table:table-row>
        <table:table-row table:style-name="ro16">
          <table:table-cell table:style-name="ce45"/>
          <table:table-cell table:style-name="ce51"/>
          <table:table-cell table:style-name="ce105" office:value-type="string" calcext:value-type="string" table:number-columns-spanned="26" table:number-rows-spanned="3">
            <text:p>The following sub-features are involved in this feature - </text:p>
            <text:p/>
            <text:p>    1. Setting up a criteria,</text:p>
            <text:p>      Initially, the default criteria s are displayed </text:p>
            <text:p>           For example,            if CGPA &gt; 9 - 10 points, CGPA &gt; 8 - 5 points</text:p>
            <text:p>                                       if exp &gt; 3 - 10 points, exp &gt; 1 - 5 points</text:p>
            <text:p>                                       if college A - 10 points, college B - 5 points</text:p>
            <text:p>                                       if primary-skill – jQuery - 10pts or on specialization etc.                                            </text:p>
            <text:p/>
            <text:p>      User can edit these default ones. </text:p>
            <text:p>      A criteria will involve the following sub-functionalities</text:p>
            <text:p>                             1.1. Column drop-down, listing the available columns upon which a criteria can be imposed</text:p>
            <text:p>                             1.2. Operator drop-down, containing values – equals, less than and greater than values</text:p>
            <text:p>                             1.3. Operator value text area.</text:p>
            <text:p>                             1.4. Point value text area – where the points for the criteria can be assigned.  </text:p>
            <text:p>    </text:p>
            <text:p>    2. Add/ Delete Criteria</text:p>
            <text:p>       Allows user to add/remove Criteria.</text:p>
            <text:p/>
            <text:p>    3. Desired number of eligible candidates</text:p>
            <text:p>       Allows user to specify the number of candidates required.</text:p>
            <text:p/>
            <text:p>    4. Apply Criteria </text:p>
            <text:p>      Clicking on this button applies the set criteria s on the table and display the records sorted based on the points given according to the criteria.       </text:p>
            <text:p/>
            <text:p>Using this feature the user can give various point criterion's upon which the system will automatically display the most eligible candidates.</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8">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number-rows-repeated="2">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4)</text:p>
          </table:table-cell>
          <table:table-cell table:style-name="ce52" office:value-type="string" calcext:value-type="string">
            <text:p>Column Filter Feature </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5" office:value-type="string" calcext:value-type="string" table:number-columns-spanned="26" table:number-rows-spanned="3">
            <text:p>On top of each column a small filter button is displayed, clicking on which will display all the filtering options based on the column values. On the top right part of the search results which enables user to clear the set filtering conditions. </text:p>
            <text:p><text:span text:style-name="T8">With this feature, the user can set filters to show only the relevant candidates.</text:span></text:p>
            <text:p><text:span text:style-name="T8">            For eg. if the user wants candidates with CSE specialization, from a particular set of colleges having a particular core skill.</text:span></text:p>
            <text:p><text:span text:style-name="T8">            He can set filters on columns such as.</text:span></text:p>
            <text:p><text:span text:style-name="T8">                        . College of Graduation</text:span></text:p>
            <text:p><text:span text:style-name="T8">                        . Specialization</text:span></text:p>
            <text:p><text:span text:style-name="T8">                        . Core Skill</text:span></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9">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5)</text:p>
          </table:table-cell>
          <table:table-cell table:style-name="ce52" office:value-type="string" calcext:value-type="string">
            <text:p>Column Sort Feature</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5" office:value-type="string" calcext:value-type="string" table:number-columns-spanned="26" table:number-rows-spanned="3">
            <text:p>Adjacent to the filter button there is a sort button, clicking on it will toggle displaying the column values between ascending and descending order. Again, clicking on the clear button available at the top right part of the search results will clear the set sort conditions</text:p>
            <text:p><text:span text:style-name="T8">With this feature, the user can find the top n candidates by sorting on the columns.</text:span></text:p>
            <text:p><text:span text:style-name="T8">            For eg. if the user wants the candidates with top CGPA's and with the most work experience</text:span></text:p>
            <text:p><text:span text:style-name="T8">            He can sort on columns such as</text:span></text:p>
            <text:p><text:span text:style-name="T8">                       . CGPA</text:span></text:p>
            <text:p><text:span text:style-name="T8">                       . Experience      </text:span></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30">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6)</text:p>
          </table:table-cell>
          <table:table-cell table:style-name="ce52" office:value-type="string" calcext:value-type="string">
            <text:p>Clear Sort and Filter </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A</text:p>
          </table:table-cell>
          <table:table-cell table:style-name="ce126"/>
          <table:table-cell table:style-name="ce118" office:value-type="float" office:value="5" calcext:value-type="float">
            <text:p>5.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On the top right part of the search results table there will a clear button, clicking on which will clear all the set sorting and filter criteria.</text:p>
            <text:p>This feature is used if the user has made an error in setting sort and filter criterias or wants to apply a new set of sort and filter criterias.</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7)</text:p>
          </table:table-cell>
          <table:table-cell table:style-name="ce52" office:value-type="string" calcext:value-type="string">
            <text:p>Pagination and Number of Results</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B</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This feature is used to enhance the user experience while carrying out the business operations. With this feature, the number of results are displayed at the bottom, and if the total number of results are large the results are broken into pages for easier viewing and data manageability.</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table-cell table:style-name="ce45" table:number-columns-repeated="21"/>
          <table:table-cell table:style-name="ce114"/>
          <table:table-cell table:style-name="ce45"/>
          <table:table-cell table:style-name="ce114"/>
          <table:table-cell table:style-name="ce45"/>
          <table:table-cell table:style-name="ce114"/>
          <table:table-cell table:style-name="ce51"/>
          <table:table-cell table:style-name="ce45" table:number-columns-repeated="995"/>
        </table:table-row>
        <table:table-row table:style-name="ro16">
          <table:table-cell table:style-name="ce45"/>
          <table:table-cell table:style-name="ce51"/>
          <table:table-cell table:style-name="ce52" office:value-type="string" calcext:value-type="string">
            <text:p>8)</text:p>
          </table:table-cell>
          <table:table-cell table:style-name="ce52" office:value-type="string" calcext:value-type="string">
            <text:p>AutoComplete Feature</text:p>
          </table:table-cell>
          <table:table-cell table:style-name="ce51" table:number-columns-repeated="19"/>
          <table:table-cell table:style-name="ce118" office:value-type="string" calcext:value-type="string">
            <text:p>o</text:p>
          </table:table-cell>
          <table:table-cell table:style-name="ce126"/>
          <table:table-cell table:style-name="ce129" office:value-type="string" calcext:value-type="string">
            <text:p>B</text:p>
          </table:table-cell>
          <table:table-cell table:style-name="ce126"/>
          <table:table-cell table:style-name="ce118" office:value-type="float" office:value="10" calcext:value-type="float">
            <text:p>10.0 </text:p>
          </table:table-cell>
          <table:table-cell table:style-name="ce51"/>
          <table:table-cell table:style-name="ce45" table:number-columns-repeated="995"/>
        </table:table-row>
        <table:table-row table:style-name="ro16">
          <table:table-cell table:style-name="ce45"/>
          <table:table-cell table:style-name="ce51"/>
          <table:table-cell table:style-name="ce106" office:value-type="string" calcext:value-type="string" table:number-columns-spanned="26" table:number-rows-spanned="3">
            <text:p>This feature is also provided to enhance the user experience as part of carrying out the business operations. This feature provides intuitive suggestions to the user to reduce human error and ease of operation. For eg. If the user searches for candidates from <text:s/>IIT Kanpur college , just writing “IIT” should display the available IITs as a suggestion.</text:p>
          </table:table-cell>
          <table:covered-table-cell table:number-columns-repeated="20"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26">
          <table:table-cell table:style-name="ce45"/>
          <table:table-cell table:style-name="ce51"/>
          <table:covered-table-cell table:number-columns-repeated="21" table:style-name="ce45"/>
          <table:covered-table-cell table:style-name="ce114"/>
          <table:covered-table-cell table:style-name="ce45"/>
          <table:covered-table-cell table:style-name="ce114"/>
          <table:covered-table-cell table:style-name="ce45"/>
          <table:covered-table-cell table:style-name="ce114"/>
          <table:table-cell table:style-name="ce51"/>
          <table:table-cell table:style-name="ce45" table:number-columns-repeated="995"/>
        </table:table-row>
        <table:table-row table:style-name="ro16" table:number-rows-repeated="1048295">
          <table:table-cell table:number-columns-repeated="1024"/>
        </table:table-row>
        <table:table-row table:style-name="ro31" table:number-rows-repeated="159">
          <table:table-cell table:number-columns-repeated="1024"/>
        </table:table-row>
        <table:table-row table:style-name="ro31">
          <table:table-cell table:number-columns-repeated="1024"/>
        </table:table-row>
      </table:table>
      <table:table table:name="Program Outline Chart" table:style-name="ta1" table:print="false">
        <table:table-column table:style-name="co20" table:default-cell-style-name="Default"/>
        <table:table-column table:style-name="co3" table:number-columns-repeated="1023" table:default-cell-style-name="Default"/>
        <table:table-row table:style-name="ro8">
          <table:table-cell table:style-name="ce137" office:value-type="string" calcext:value-type="string">
            <text:p>Function outline chart sample</text:p>
          </table:table-cell>
          <table:table-cell table:number-columns-repeated="1023"/>
        </table:table-row>
        <table:table-row table:style-name="ro8">
          <table:table-cell table:number-columns-repeated="1024"/>
        </table:table-row>
        <table:table-row table:style-name="ro8">
          <table:table-cell/>
          <table:table-cell table:style-name="ce138" office:value-type="string" calcext:value-type="string">
            <text:p>Ex : the system of hotel booking system</text:p>
          </table:table-cell>
          <table:table-cell table:number-columns-repeated="4"/>
          <table:table-cell office:value-type="string" calcext:value-type="string">
            <text:p>The number of screens：6　</text:p>
          </table:table-cell>
          <table:table-cell table:number-columns-repeated="1017"/>
        </table:table-row>
        <table:table-row table:style-name="ro8">
          <table:table-cell table:number-columns-repeated="6"/>
          <table:table-cell table:style-name="ce139" office:value-type="string" calcext:value-type="string">
            <text:p><text:span text:style-name="T10">The expe</text:span><text:span text:style-name="T11">cted development days</text:span>：6.5 days</text:p>
          </table:table-cell>
          <table:table-cell table:number-columns-repeated="1017"/>
        </table:table-row>
        <table:table-row table:style-name="ro8">
          <table:table-cell table:number-columns-repeated="4"/>
          <table:table-cell>
            <draw:custom-shape table:end-cell-address="'Program Outline Chart'.I9" table:end-x="47.11pt" table:end-y="3.49pt" draw:z-index="5" draw:name="Rectangle 3" draw:style-name="gr1" draw:text-style-name="P2" svg:width="218.61pt" svg:height="47.65pt" svg:x="25.91pt" svg:y="12.05pt">
              <text:p text:style-name="P1"><text:span text:style-name="T1">Reservation screen</text:span></text:p>
              <text:p text:style-name="P1"><text:span text:style-name="T2"><text:s/></text:span><text:span text:style-name="T2">Inquire for empty room and input reservation information</text:span></text:p>
              <text:p text:style-name="P1"><text:span text:style-name="T2"><text:s text:c="2"/></text:span><text:span text:style-name="T2">（</text:span><text:span text:style-name="T3"> </text:span><text:span text:style-name="T3">developmental days : </text:span><text:span text:style-name="T2">a day</text:span><text:span text:style-name="T2">）</text:span></text:p>
              <draw:enhanced-geometry svg:viewBox="0 0 21600 21600" draw:type="rectangle" draw:enhanced-path="M 0 0 L 21600 0 21600 21600 0 21600 0 0 Z N"/>
            </draw:custom-shape>
          </table:table-cell>
          <table:table-cell/>
          <table:table-cell table:style-name="ce139"/>
          <table:table-cell table:number-columns-repeated="1017"/>
        </table:table-row>
        <table:table-row table:style-name="ro8">
          <table:table-cell/>
          <table:table-cell>
            <draw:custom-shape table:end-cell-address="'Program Outline Chart'.D9" table:end-x="4.85pt" table:end-y="1.81pt" draw:z-index="7" draw:name="Rectangle 1" draw:style-name="gr2" draw:text-style-name="P2" svg:width="103.44pt" svg:height="61.46pt" svg:x="0.11pt" svg:y="0.57pt">
              <text:p text:style-name="P1"><text:span text:style-name="T1">main menu</text:span></text:p>
              <text:p text:style-name="P1"><text:span text:style-name="T2"><text:s/></text:span><text:span text:style-name="T2">call each processing</text:span></text:p>
              <text:p text:style-name="P1"><text:span text:style-name="T2"><text:s/></text:span><text:span text:style-name="T2">(developmental days : half a day)</text:span></text:p>
              <draw:enhanced-geometry svg:viewBox="0 0 21600 21600" draw:type="rectangle" draw:enhanced-path="M 0 0 L 21600 0 21600 21600 0 21600 0 0 Z N"/>
            </draw:custom-shape>
          </table:table-cell>
          <table:table-cell table:number-columns-repeated="8"/>
          <table:table-cell table:style-name="ce139"/>
          <table:table-cell table:number-columns-repeated="1013"/>
        </table:table-row>
        <table:table-row table:style-name="ro8">
          <table:table-cell table:number-columns-repeated="3"/>
          <table:table-cell>
            <draw:custom-shape table:end-cell-address="'Program Outline Chart'.E11" table:end-x="26.79pt" table:end-y="9.92pt" draw:z-index="0" draw:name="AutoShape 5" draw:style-name="gr3" draw:text-style-name="P3" svg:width="41.92pt" svg:height="58.99pt" svg:x="34.21pt" svg:y="7.2pt">
              <text:p/>
              <draw:enhanced-geometry svg:viewBox="0 0 61 76" draw:type="non-primitive" draw:enhanced-path="M 0 0 L 0 76 61 76 N"/>
            </draw:custom-shape>
            <draw:line table:end-cell-address="'Program Outline Chart'.E7" table:end-x="26.05pt" table:end-y="6.46pt" draw:z-index="6" draw:name="Line 4" draw:style-name="gr4" draw:text-style-name="P4" svg:x1="5.47pt" svg:y1="6.49pt" svg:x2="75.2pt" svg:y2="6.49pt">
              <text:p/>
            </draw:line>
          </table:table-cell>
          <table:table-cell table:number-columns-repeated="1020"/>
        </table:table-row>
        <table:table-row table:style-name="ro8">
          <table:table-cell table:number-columns-repeated="1024"/>
        </table:table-row>
        <table:table-row table:style-name="ro8">
          <table:table-cell table:number-columns-repeated="4"/>
          <table:table-cell>
            <draw:custom-shape table:end-cell-address="'Program Outline Chart'.I14" table:end-x="45.81pt" table:end-y="4.17pt" draw:z-index="9" draw:name="Rectangle 2" draw:style-name="gr5" draw:text-style-name="P2" svg:width="215.8pt" svg:height="61.65pt" svg:x="27.41pt" svg:y="12.76pt">
              <text:p text:style-name="P1"><text:span text:style-name="T1">Check-in screen</text:span></text:p>
              <text:p text:style-name="P1"><text:span text:style-name="T2"><text:s/></text:span><text:span text:style-name="T2">Reservation information is called, and the arrival information is input.</text:span></text:p>
              <text:p text:style-name="P1"><text:span text:style-name="T2"><text:s/></text:span><text:span text:style-name="T2">The cancellation processing can be done</text:span></text:p>
              <text:p text:style-name="P1"><text:span text:style-name="T3"><text:s/></text:span><text:span text:style-name="T3">(developmental days</text:span><text:span text:style-name="T2">：</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16" table:end-x="26.79pt" table:end-y="1.36pt" draw:z-index="8" draw:name="AutoShape 7" draw:style-name="gr6" draw:text-style-name="P3" svg:width="41.92pt" svg:height="60.89pt" svg:x="34.21pt" svg:y="10.77pt">
              <text:p/>
              <draw:enhanced-geometry svg:viewBox="0 0 61 76" draw:type="non-primitive" draw:enhanced-path="M 0 0 L 0 76 61 76 N"/>
            </draw:custom-shape>
          </table:table-cell>
          <table:table-cell table:number-columns-repeated="1020"/>
        </table:table-row>
        <table:table-row table:style-name="ro8" table:number-rows-repeated="2">
          <table:table-cell table:number-columns-repeated="1024"/>
        </table:table-row>
        <table:table-row table:style-name="ro8">
          <table:table-cell table:number-columns-repeated="4"/>
          <table:table-cell>
            <draw:custom-shape table:end-cell-address="'Program Outline Chart'.I18" table:end-x="46.49pt" table:end-y="2.83pt" draw:z-index="11" draw:name="Rectangle 6" draw:style-name="gr7" draw:text-style-name="P2" svg:width="215.89pt" svg:height="48.44pt" svg:x="28.01pt" svg:y="10.6pt">
              <text:p text:style-name="P1"><text:span text:style-name="T4">Check-out screen</text:span></text:p>
              <text:p text:style-name="P1"><text:span text:style-name="T2"><text:s/></text:span><text:span text:style-name="T2">Staying information is called, and the adjustment processing is done.</text:span></text:p>
              <text:p text:style-name="P1"><text:span text:style-name="T2"><text:s/></text:span><text:span text:style-name="T2">(</text:span><text:span text:style-name="T3">developmental days : </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20" table:end-x="26.79pt" table:end-y="4.93pt" draw:z-index="2" draw:name="AutoShape 9" draw:style-name="gr8" draw:text-style-name="P3" svg:width="41.92pt" svg:height="58.9pt" svg:x="34.21pt" svg:y="2.24pt">
              <text:p/>
              <draw:enhanced-geometry svg:viewBox="0 0 61 76" draw:type="non-primitive" draw:enhanced-path="M 0 0 L 0 76 61 76 N"/>
            </draw:custom-shape>
          </table:table-cell>
          <table:table-cell table:number-columns-repeated="1020"/>
        </table:table-row>
        <table:table-row table:style-name="ro8">
          <table:table-cell table:number-columns-repeated="1024"/>
        </table:table-row>
        <table:table-row table:style-name="ro8">
          <table:table-cell table:number-columns-repeated="4"/>
          <table:table-cell>
            <draw:custom-shape table:end-cell-address="'Program Outline Chart'.I22" table:end-x="46.49pt" table:end-y="7.8pt" draw:z-index="3" draw:name="Rectangle 8" draw:style-name="gr9" draw:text-style-name="P2" svg:width="215.89pt" svg:height="54.77pt" svg:x="28.01pt" svg:y="9.27pt">
              <text:p text:style-name="P1"><text:span text:style-name="T1">Staying data inquiry screen</text:span></text:p>
              <text:p text:style-name="P1"><text:span text:style-name="T2"><text:s/></text:span><text:span text:style-name="T2">Past staying data can be referred to.</text:span></text:p>
              <text:p text:style-name="P1"><text:span text:style-name="T2"><text:s/></text:span><text:span text:style-name="T2">And,the list of the staying history can be output.</text:span></text:p>
              <text:p text:style-name="P1"><text:span text:style-name="T2"><text:s text:c="2"/></text:span><text:span text:style-name="T2">(</text:span><text:span text:style-name="T3">developmental days</text:span><text:span text:style-name="T2">：</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table-cell table:number-columns-repeated="1024"/>
        </table:table-row>
        <table:table-row table:style-name="ro8">
          <table:table-cell table:number-columns-repeated="3"/>
          <table:table-cell>
            <draw:custom-shape table:end-cell-address="'Program Outline Chart'.E24" table:end-x="27.44pt" table:end-y="8.48pt" draw:z-index="4" draw:name="AutoShape 11" draw:style-name="gr10" draw:text-style-name="P3" svg:width="41.98pt" svg:height="58.99pt" svg:x="34.81pt" svg:y="5.7pt">
              <text:p/>
              <draw:enhanced-geometry svg:viewBox="0 0 61 76" draw:type="non-primitive" draw:enhanced-path="M 0 0 L 0 76 61 76 N"/>
            </draw:custom-shape>
          </table:table-cell>
          <table:table-cell table:number-columns-repeated="1020"/>
        </table:table-row>
        <table:table-row table:style-name="ro8" table:number-rows-repeated="2">
          <table:table-cell table:number-columns-repeated="1024"/>
        </table:table-row>
        <table:table-row table:style-name="ro8">
          <table:table-cell table:number-columns-repeated="4"/>
          <table:table-cell>
            <draw:custom-shape table:end-cell-address="'Program Outline Chart'.I27" table:end-x="46.49pt" table:end-y="4.93pt" draw:z-index="1" draw:name="Rectangle 10" draw:style-name="gr11" draw:text-style-name="P2" svg:width="215.89pt" svg:height="58.34pt" svg:x="28.01pt" svg:y="2.83pt">
              <text:p text:style-name="P1"><text:span text:style-name="T1">Monthly sales calculation screen</text:span></text:p>
              <text:p text:style-name="P1"><text:span text:style-name="T2"><text:s/></text:span><text:span text:style-name="T2">Sales of every month can be inquired by calculating monthly sales.</text:span></text:p>
              <text:p text:style-name="P1"><text:span text:style-name="T2"><text:s/></text:span><text:span text:style-name="T2">(</text:span><text:span text:style-name="T3">developmental days : </text:span><text:span text:style-name="T2">a day)</text:span></text:p>
              <draw:enhanced-geometry svg:viewBox="0 0 21600 21600" draw:type="rectangle" draw:enhanced-path="M 0 0 L 21600 0 21600 21600 0 21600 0 0 Z N"/>
            </draw:custom-shape>
          </table:table-cell>
          <table:table-cell table:number-columns-repeated="1019"/>
        </table:table-row>
        <table:table-row table:style-name="ro8" table:number-rows-repeated="5">
          <table:table-cell table:number-columns-repeated="1024"/>
        </table:table-row>
        <table:table-row table:style-name="ro8">
          <table:table-cell table:number-columns-repeated="2"/>
          <table:table-cell>
            <draw:custom-shape table:end-cell-address="'Program Outline Chart'.I35" table:end-x="6.89pt" table:end-y="8.19pt" draw:z-index="10" draw:name="AutoShape 16" draw:style-name="gr12" draw:text-style-name="P5" svg:width="297.5pt" svg:height="91.05pt" svg:x="5.5pt" svg:y="1.45pt">
              <text:p text:style-name="P1"><text:span text:style-name="T5">*Attention for Development.</text:span></text:p>
              <text:p text:style-name="P1"><text:span text:style-name="T6">The format is not specified. </text:span></text:p>
              <text:p text:style-name="P1"><text:span text:style-name="T6">Make sure that outlines of the expected development days are made to be understood. </text:span></text:p>
              <text:p text:style-name="P1"><text:span text:style-name="T6">You must clearly describe each process. </text:span></text:p>
              <text:p text:style-name="P1"><text:span text:style-name="T6">Make sure fit in one page. </text:span></text:p>
              <text:p text:style-name="P1">(Confirm with the preview mode.)</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table:table-cell>
          <table:table-cell table:number-columns-repeated="1021"/>
        </table:table-row>
        <table:table-row table:style-name="ro8" table:number-rows-repeated="8">
          <table:table-cell table:number-columns-repeated="1024"/>
        </table:table-row>
        <table:table-row table:style-name="ro32" table:number-rows-repeated="17">
          <table:table-cell table:number-columns-repeated="1024"/>
        </table:table-row>
        <table:table-row table:style-name="ro32">
          <table:table-cell table:number-columns-repeated="9"/>
          <table:table-cell table:style-name="ce140"/>
          <table:table-cell table:number-columns-repeated="1014"/>
        </table:table-row>
        <table:table-row table:style-name="ro8" table:number-rows-repeated="1048520">
          <table:table-cell table:number-columns-repeated="1024"/>
        </table:table-row>
        <table:table-row table:style-name="ro8">
          <table:table-cell table:number-columns-repeated="1024"/>
        </table:table-row>
      </table:table>
      <table:table table:name="ReadMe" table:style-name="ta1">
        <table:table-column table:style-name="co4" table:default-cell-style-name="Default"/>
        <table:table-row table:style-name="ro8">
          <table:table-cell office:value-type="string" calcext:value-type="string">
            <text:p>（Write in free format properly.</text:p>
          </table:table-cell>
        </table:table-row>
        <table:table-row table:style-name="ro8">
          <table:table-cell office:value-type="string" calcext:value-type="string">
            <text:p>but,Confirm whether it is possible to print neatly by the preview. ）</text:p>
          </table:table-cell>
        </table:table-row>
        <table:table-row table:style-name="ro8" table:number-rows-repeated="1048573">
          <table:table-cell/>
        </table:table-row>
        <table:table-row table:style-name="ro8">
          <table:table-cell/>
        </table:table-row>
      </table:table>
      <table:table table:name="Improvement Content List"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number-columns-repeated="1013" table:default-cell-style-name="Default"/>
        <table:table-row table:style-name="ro10">
          <table:table-cell table:number-columns-repeated="1024"/>
        </table:table-row>
        <table:table-row table:style-name="ro11">
          <table:table-cell/>
          <table:table-cell table:style-name="ce59" office:value-type="string" calcext:value-type="string" table:number-columns-spanned="10" table:number-rows-spanned="1">
            <text:p>Improvement Content List</text:p>
          </table:table-cell>
          <table:covered-table-cell table:number-columns-repeated="8" table:style-name="ce68"/>
          <table:covered-table-cell table:style-name="ce98"/>
          <table:table-cell table:number-columns-repeated="1013"/>
        </table:table-row>
        <table:table-row table:style-name="ro11">
          <table:table-cell/>
          <table:table-cell table:style-name="ce60" office:value-type="string" calcext:value-type="string" table:number-columns-spanned="2" table:number-rows-spanned="1">
            <text:p>ID</text:p>
          </table:table-cell>
          <table:covered-table-cell table:style-name="ce69"/>
          <table:table-cell table:style-name="ce82" table:number-columns-spanned="2" table:number-rows-spanned="1"/>
          <table:covered-table-cell table:style-name="ce82"/>
          <table:table-cell table:style-name="ce91" office:value-type="string" calcext:value-type="string">
            <text:p>Name</text:p>
          </table:table-cell>
          <table:table-cell table:style-name="ce92" table:number-columns-spanned="5" table:number-rows-spanned="1"/>
          <table:covered-table-cell table:number-columns-repeated="3" table:style-name="ce82"/>
          <table:covered-table-cell table:style-name="ce92"/>
          <table:table-cell table:number-columns-repeated="1013"/>
        </table:table-row>
        <table:table-row table:style-name="ro11">
          <table:table-cell/>
          <table:table-cell table:style-name="ce61" office:value-type="string" calcext:value-type="string" table:number-columns-spanned="3" table:number-rows-spanned="1">
            <text:p>Title of Assingnment</text:p>
          </table:table-cell>
          <table:covered-table-cell table:style-name="ce70"/>
          <table:covered-table-cell table:style-name="ce83"/>
          <table:table-cell table:style-name="ce89" table:number-columns-spanned="7" table:number-rows-spanned="1"/>
          <table:covered-table-cell table:number-columns-repeated="5" table:style-name="ce89"/>
          <table:covered-table-cell table:style-name="ce83"/>
          <table:table-cell table:number-columns-repeated="1013"/>
        </table:table-row>
        <table:table-row table:style-name="ro12">
          <table:table-cell/>
          <table:table-cell table:style-name="ce62" office:value-type="string" calcext:value-type="string" table:number-columns-spanned="1" table:number-rows-spanned="10">
            <text:p>correspondence plan 1</text:p>
          </table:table-cell>
          <table:table-cell table:style-name="ce71" office:value-type="string" calcext:value-type="string" table:number-columns-spanned="2" table:number-rows-spanned="1">
            <text:p>Countermeasure design date 1</text:p>
          </table:table-cell>
          <table:covered-table-cell table:style-name="ce84"/>
          <table:table-cell table:style-name="ce90" table:number-columns-spanned="2" table:number-rows-spanned="1"/>
          <table:covered-table-cell table:style-name="ce90"/>
          <table:table-cell table:style-name="ce93" office:value-type="string" calcext:value-type="string" table:number-columns-spanned="2" table:number-rows-spanned="1">
            <text:p>scheduled time for correspondence 1</text:p>
          </table:table-cell>
          <table:covered-table-cell table:style-name="ce95"/>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3"/>
          <table:table-cell table:style-name="ce72" office:value-type="string" calcext:value-type="string" table:number-columns-spanned="9" table:number-rows-spanned="1">
            <text:p>Content of correspondence plan 1</text:p>
          </table:table-cell>
          <table:covered-table-cell table:number-columns-repeated="8" table:style-name="ce85"/>
          <table:table-cell table:number-columns-repeated="1013"/>
        </table:table-row>
        <table:table-row table:style-name="ro13">
          <table:table-cell/>
          <table:covered-table-cell table:style-name="ce63"/>
          <table:table-cell table:style-name="ce73" table:number-columns-spanned="9" table:number-rows-spanned="8"/>
          <table:covered-table-cell table:number-columns-repeated="7" table:style-name="ce86"/>
          <table:covered-table-cell table:style-name="ce7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4">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4"/>
          <table:covered-table-cell table:number-columns-repeated="8" table:style-name="ce75"/>
          <table:covered-table-cell table:style-name="ce100"/>
          <table:table-cell table:number-columns-repeated="1013"/>
        </table:table-row>
        <table:table-row table:style-name="ro12">
          <table:table-cell/>
          <table:table-cell table:style-name="ce65" office:value-type="string" calcext:value-type="string" table:number-columns-spanned="1" table:number-rows-spanned="9">
            <text:p><text:s/>result 1</text:p>
          </table:table-cell>
          <table:table-cell table:style-name="ce76" office:value-type="string" calcext:value-type="string" table:number-columns-spanned="2" table:number-rows-spanned="1">
            <text:p>Correspondence completion date 1</text:p>
          </table:table-cell>
          <table:covered-table-cell table:style-name="ce84"/>
          <table:table-cell table:style-name="ce90" table:number-columns-spanned="2" table:number-rows-spanned="1"/>
          <table:covered-table-cell table:style-name="ce90"/>
          <table:table-cell table:style-name="ce94" office:value-type="string" calcext:value-type="string" table:number-columns-spanned="2" table:number-rows-spanned="1">
            <text:p>Total correspondence time 1</text:p>
          </table:table-cell>
          <table:covered-table-cell table:style-name="ce95"/>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3"/>
          <table:table-cell table:style-name="ce77" office:value-type="string" calcext:value-type="string" table:number-columns-spanned="9" table:number-rows-spanned="1">
            <text:p>Result of correspondence 1</text:p>
          </table:table-cell>
          <table:covered-table-cell table:number-columns-repeated="8" table:style-name="ce85"/>
          <table:table-cell table:number-columns-repeated="1013"/>
        </table:table-row>
        <table:table-row table:style-name="ro15">
          <table:table-cell/>
          <table:covered-table-cell table:style-name="ce63"/>
          <table:table-cell table:style-name="ce78" table:number-columns-spanned="9" table:number-rows-spanned="7"/>
          <table:covered-table-cell table:number-columns-repeated="7" table:style-name="ce86"/>
          <table:covered-table-cell table:style-name="ce78"/>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4"/>
          <table:covered-table-cell table:number-columns-repeated="8" table:style-name="ce74"/>
          <table:covered-table-cell table:style-name="ce99"/>
          <table:table-cell table:number-columns-repeated="1013"/>
        </table:table-row>
        <table:table-row table:style-name="ro12">
          <table:table-cell/>
          <table:table-cell table:style-name="ce62" office:value-type="string" calcext:value-type="string" table:number-columns-spanned="1" table:number-rows-spanned="10">
            <text:p>correspondence plan 2</text:p>
          </table:table-cell>
          <table:table-cell table:style-name="ce79" office:value-type="string" calcext:value-type="string" table:number-columns-spanned="2" table:number-rows-spanned="1">
            <text:p>Countermeasure design date 2</text:p>
          </table:table-cell>
          <table:covered-table-cell table:style-name="ce87"/>
          <table:table-cell table:style-name="ce90" table:number-columns-spanned="2" table:number-rows-spanned="1"/>
          <table:covered-table-cell table:style-name="ce90"/>
          <table:table-cell table:style-name="ce93" office:value-type="string" calcext:value-type="string" table:number-columns-spanned="2" table:number-rows-spanned="1">
            <text:p>scheduled time for correspondence 2</text:p>
          </table:table-cell>
          <table:covered-table-cell table:style-name="ce96"/>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3"/>
          <table:table-cell table:style-name="ce72" office:value-type="string" calcext:value-type="string" table:number-columns-spanned="9" table:number-rows-spanned="1">
            <text:p>Content of correspondence plan 2</text:p>
          </table:table-cell>
          <table:covered-table-cell table:number-columns-repeated="8" table:style-name="ce88"/>
          <table:table-cell table:number-columns-repeated="1013"/>
        </table:table-row>
        <table:table-row table:style-name="ro13">
          <table:table-cell/>
          <table:covered-table-cell table:style-name="ce63"/>
          <table:table-cell table:style-name="ce73" table:number-columns-spanned="9" table:number-rows-spanned="8"/>
          <table:covered-table-cell table:number-columns-repeated="7" table:style-name="ce86"/>
          <table:covered-table-cell table:style-name="ce7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4"/>
          <table:covered-table-cell table:number-columns-repeated="8" table:style-name="ce75"/>
          <table:covered-table-cell table:style-name="ce100"/>
          <table:table-cell table:number-columns-repeated="1013"/>
        </table:table-row>
        <table:table-row table:style-name="ro12">
          <table:table-cell/>
          <table:table-cell table:style-name="ce65" office:value-type="string" calcext:value-type="string" table:number-columns-spanned="1" table:number-rows-spanned="9">
            <text:p><text:s/>result 2</text:p>
          </table:table-cell>
          <table:table-cell table:style-name="ce76" office:value-type="string" calcext:value-type="string" table:number-columns-spanned="2" table:number-rows-spanned="1">
            <text:p>Correspondence completion date 2</text:p>
          </table:table-cell>
          <table:covered-table-cell table:style-name="ce87"/>
          <table:table-cell table:style-name="ce90" table:number-columns-spanned="2" table:number-rows-spanned="1"/>
          <table:covered-table-cell table:style-name="ce90"/>
          <table:table-cell table:style-name="ce94" office:value-type="string" calcext:value-type="string" table:number-columns-spanned="2" table:number-rows-spanned="1">
            <text:p>Total correspondence time2</text:p>
          </table:table-cell>
          <table:covered-table-cell table:style-name="ce96"/>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3"/>
          <table:table-cell table:style-name="ce77" office:value-type="string" calcext:value-type="string" table:number-columns-spanned="9" table:number-rows-spanned="1">
            <text:p>Result of correspondence 2</text:p>
          </table:table-cell>
          <table:covered-table-cell table:number-columns-repeated="8" table:style-name="ce88"/>
          <table:table-cell table:number-columns-repeated="1013"/>
        </table:table-row>
        <table:table-row table:style-name="ro15">
          <table:table-cell/>
          <table:covered-table-cell table:style-name="ce63"/>
          <table:table-cell table:style-name="ce73" table:number-columns-spanned="9" table:number-rows-spanned="7"/>
          <table:covered-table-cell table:number-columns-repeated="7" table:style-name="ce86"/>
          <table:covered-table-cell table:style-name="ce78"/>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3"/>
          <table:covered-table-cell table:number-columns-repeated="8" table:style-name="ce74"/>
          <table:covered-table-cell table:style-name="ce99"/>
          <table:table-cell table:number-columns-repeated="1013"/>
        </table:table-row>
        <table:table-row table:style-name="ro15">
          <table:table-cell/>
          <table:covered-table-cell table:style-name="ce64"/>
          <table:covered-table-cell table:number-columns-repeated="8" table:style-name="ce75"/>
          <table:covered-table-cell table:style-name="ce100"/>
          <table:table-cell table:number-columns-repeated="1013"/>
        </table:table-row>
        <table:table-row table:style-name="ro12">
          <table:table-cell/>
          <table:table-cell table:style-name="ce62" office:value-type="string" calcext:value-type="string" table:number-columns-spanned="1" table:number-rows-spanned="10">
            <text:p>correspondence plan 3</text:p>
          </table:table-cell>
          <table:table-cell table:style-name="ce71" office:value-type="string" calcext:value-type="string" table:number-columns-spanned="2" table:number-rows-spanned="1">
            <text:p>Countermeasure design date 3</text:p>
          </table:table-cell>
          <table:covered-table-cell table:style-name="ce84"/>
          <table:table-cell table:style-name="ce90" table:number-columns-spanned="2" table:number-rows-spanned="1"/>
          <table:covered-table-cell table:style-name="ce90"/>
          <table:table-cell table:style-name="ce93" office:value-type="string" calcext:value-type="string" table:number-columns-spanned="2" table:number-rows-spanned="1">
            <text:p>scheduled time for correspondence3</text:p>
          </table:table-cell>
          <table:covered-table-cell table:style-name="ce95"/>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3"/>
          <table:table-cell table:style-name="ce72" office:value-type="string" calcext:value-type="string" table:number-columns-spanned="9" table:number-rows-spanned="1">
            <text:p>Content of correspondence plan 3</text:p>
          </table:table-cell>
          <table:covered-table-cell table:number-columns-repeated="8" table:style-name="ce85"/>
          <table:table-cell table:number-columns-repeated="1013"/>
        </table:table-row>
        <table:table-row table:style-name="ro13">
          <table:table-cell/>
          <table:covered-table-cell table:style-name="ce63"/>
          <table:table-cell table:style-name="ce73" table:number-columns-spanned="9" table:number-rows-spanned="8"/>
          <table:covered-table-cell table:number-columns-repeated="7" table:style-name="ce86"/>
          <table:covered-table-cell table:style-name="ce78"/>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3"/>
          <table:covered-table-cell table:number-columns-repeated="8" table:style-name="ce74"/>
          <table:covered-table-cell table:style-name="ce99"/>
          <table:table-cell table:number-columns-repeated="1013"/>
        </table:table-row>
        <table:table-row table:style-name="ro13">
          <table:table-cell/>
          <table:covered-table-cell table:style-name="ce64"/>
          <table:covered-table-cell table:number-columns-repeated="8" table:style-name="ce75"/>
          <table:covered-table-cell table:style-name="ce100"/>
          <table:table-cell table:number-columns-repeated="1013"/>
        </table:table-row>
        <table:table-row table:style-name="ro12">
          <table:table-cell/>
          <table:table-cell table:style-name="ce65" office:value-type="string" calcext:value-type="string" table:number-columns-spanned="1" table:number-rows-spanned="9">
            <text:p><text:s/>result 3</text:p>
          </table:table-cell>
          <table:table-cell table:style-name="ce76" office:value-type="string" calcext:value-type="string" table:number-columns-spanned="2" table:number-rows-spanned="1">
            <text:p>Correspondence completion date 3</text:p>
          </table:table-cell>
          <table:covered-table-cell table:style-name="ce84"/>
          <table:table-cell table:style-name="ce90" table:number-columns-spanned="2" table:number-rows-spanned="1"/>
          <table:covered-table-cell table:style-name="ce90"/>
          <table:table-cell table:style-name="ce94" office:value-type="string" calcext:value-type="string" table:number-columns-spanned="2" table:number-rows-spanned="1">
            <text:p>Total correspondence time 3</text:p>
          </table:table-cell>
          <table:covered-table-cell table:style-name="ce95"/>
          <table:table-cell table:style-name="ce97" table:number-columns-spanned="3" table:number-rows-spanned="1"/>
          <table:covered-table-cell table:number-columns-repeated="2" table:style-name="ce97"/>
          <table:table-cell table:number-columns-repeated="1013"/>
        </table:table-row>
        <table:table-row table:style-name="ro12">
          <table:table-cell/>
          <table:covered-table-cell table:style-name="ce66"/>
          <table:table-cell table:style-name="ce77" office:value-type="string" calcext:value-type="string" table:number-columns-spanned="9" table:number-rows-spanned="1">
            <text:p>Result of correspondence 3</text:p>
          </table:table-cell>
          <table:covered-table-cell table:number-columns-repeated="8" table:style-name="ce85"/>
          <table:table-cell table:number-columns-repeated="1013"/>
        </table:table-row>
        <table:table-row table:style-name="ro15">
          <table:table-cell/>
          <table:covered-table-cell table:style-name="ce66"/>
          <table:table-cell table:style-name="ce80" table:number-columns-spanned="9" table:number-rows-spanned="7"/>
          <table:covered-table-cell table:number-columns-repeated="7" table:style-name="ce86"/>
          <table:covered-table-cell table:style-name="ce78"/>
          <table:table-cell table:number-columns-repeated="1013"/>
        </table:table-row>
        <table:table-row table:style-name="ro15">
          <table:table-cell/>
          <table:covered-table-cell table:style-name="ce66"/>
          <table:covered-table-cell table:number-columns-repeated="8" table:style-name="ce74"/>
          <table:covered-table-cell table:style-name="ce99"/>
          <table:table-cell table:number-columns-repeated="1013"/>
        </table:table-row>
        <table:table-row table:style-name="ro15">
          <table:table-cell/>
          <table:covered-table-cell table:style-name="ce66"/>
          <table:covered-table-cell table:number-columns-repeated="8" table:style-name="ce74"/>
          <table:covered-table-cell table:style-name="ce99"/>
          <table:table-cell table:number-columns-repeated="1013"/>
        </table:table-row>
        <table:table-row table:style-name="ro15">
          <table:table-cell/>
          <table:covered-table-cell table:style-name="ce66"/>
          <table:covered-table-cell table:number-columns-repeated="8" table:style-name="ce74"/>
          <table:covered-table-cell table:style-name="ce99"/>
          <table:table-cell table:number-columns-repeated="1013"/>
        </table:table-row>
        <table:table-row table:style-name="ro15">
          <table:table-cell/>
          <table:covered-table-cell table:style-name="ce66"/>
          <table:covered-table-cell table:number-columns-repeated="8" table:style-name="ce74"/>
          <table:covered-table-cell table:style-name="ce99"/>
          <table:table-cell table:number-columns-repeated="1013"/>
        </table:table-row>
        <table:table-row table:style-name="ro15">
          <table:table-cell/>
          <table:covered-table-cell table:style-name="ce66"/>
          <table:covered-table-cell table:number-columns-repeated="8" table:style-name="ce74"/>
          <table:covered-table-cell table:style-name="ce99"/>
          <table:table-cell table:number-columns-repeated="1013"/>
        </table:table-row>
        <table:table-row table:style-name="ro15">
          <table:table-cell/>
          <table:covered-table-cell table:style-name="ce67"/>
          <table:covered-table-cell table:number-columns-repeated="8" table:style-name="ce81"/>
          <table:covered-table-cell table:style-name="ce101"/>
          <table:table-cell table:number-columns-repeated="1013"/>
        </table:table-row>
        <table:table-row table:style-name="ro8" table:number-rows-repeated="1048514">
          <table:table-cell table:number-columns-repeated="1024"/>
        </table:table-row>
        <table:table-row table:style-name="ro8">
          <table:table-cell table:number-columns-repeated="1024"/>
        </table:table-row>
      </table:table>
      <table:table table:name="Procedures &amp; Users Analysis" table:style-name="ta1">
        <office:forms form:automatic-focus="false" form:apply-design-mode="false"/>
        <table:table-column table:style-name="co18" table:default-cell-style-name="ce44"/>
        <table:table-column table:style-name="co18" table:default-cell-style-name="ce55"/>
        <table:table-column table:style-name="co18" table:number-columns-repeated="21" table:default-cell-style-name="ce44"/>
        <table:table-column table:style-name="co18" table:default-cell-style-name="ce119"/>
        <table:table-column table:style-name="co18" table:default-cell-style-name="ce44"/>
        <table:table-column table:style-name="co18" table:default-cell-style-name="ce119"/>
        <table:table-column table:style-name="co18" table:default-cell-style-name="ce44"/>
        <table:table-column table:style-name="co18" table:default-cell-style-name="ce119"/>
        <table:table-column table:style-name="co18" table:number-columns-repeated="228" table:default-cell-style-name="ce44"/>
        <table:table-column table:style-name="co18" table:number-columns-repeated="768" table:default-cell-style-name="ce209"/>
        <table:table-row table:style-name="ro9">
          <table:table-cell/>
          <table:table-cell table:style-name="ce47" office:value-type="string" calcext:value-type="string">
            <text:p>COMPANY <text:span text:style-name="T12">Etools</text:span></text:p>
          </table:table-cell>
          <table:table-cell table:style-name="ce56"/>
          <table:table-cell table:style-name="ce107" table:number-columns-repeated="7"/>
          <table:table-cell table:style-name="ce110"/>
          <table:table-cell table:style-name="ce107" table:number-columns-repeated="2"/>
          <table:table-cell table:style-name="ce47"/>
          <table:table-cell table:style-name="ce112"/>
          <table:table-cell table:style-name="ce110" table:number-columns-repeated="8"/>
          <table:table-cell table:style-name="ce113"/>
          <table:table-cell table:style-name="ce120"/>
          <table:table-cell table:style-name="ce113"/>
          <table:table-cell table:style-name="ce110"/>
          <table:table-cell table:style-name="ce113"/>
          <table:table-cell table:style-name="ce110"/>
          <table:table-cell table:number-columns-repeated="995"/>
        </table:table-row>
        <table:table-row table:style-name="ro16">
          <table:table-cell table:style-name="ce45"/>
          <table:table-cell table:style-name="ce46"/>
          <table:table-cell table:style-name="ce45" table:number-columns-repeated="21"/>
          <table:table-cell table:style-name="ce114"/>
          <table:table-cell table:style-name="ce45"/>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46"/>
          <table:table-cell table:style-name="ce45" table:number-columns-repeated="21"/>
          <table:table-cell table:style-name="ce114"/>
          <table:table-cell table:style-name="ce121" office:value-type="string" calcext:value-type="string">
            <text:p>Your Name &amp; ID :</text:p>
          </table:table-cell>
          <table:table-cell table:style-name="ce127" table:number-columns-spanned="4" table:number-rows-spanned="1"/>
          <table:covered-table-cell table:number-columns-repeated="3" table:style-name="ce127"/>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table-cell table:style-name="ce45" table:number-columns-repeated="6"/>
          <table:table-cell table:style-name="ce114"/>
          <table:table-cell table:style-name="ce122" office:value-type="string" calcext:value-type="string">
            <text:p>Date　of 1<text:span text:style-name="T9">st</text:span> Revision :</text:p>
          </table:table-cell>
          <table:table-cell table:style-name="ce127" table:number-columns-spanned="4" table:number-rows-spanned="1"/>
          <table:covered-table-cell table:number-columns-repeated="3" table:style-name="ce130"/>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7"/>
          <table:table-cell table:style-name="ce115"/>
          <table:table-cell table:style-name="ce122" office:value-type="string" calcext:value-type="string">
            <text:p>Last-Modified Date :</text:p>
          </table:table-cell>
          <table:table-cell table:style-name="ce127" table:number-columns-spanned="4" table:number-rows-spanned="1"/>
          <table:covered-table-cell table:number-columns-repeated="3" table:style-name="ce130"/>
          <table:table-cell table:style-name="ce52" table:number-columns-repeated="2"/>
          <table:table-cell table:style-name="ce45" table:number-columns-repeated="993"/>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4"/>
          <table:table-cell table:style-name="ce52"/>
          <table:table-cell table:style-name="ce114"/>
          <table:table-cell table:style-name="ce131"/>
          <table:table-cell table:style-name="ce133"/>
          <table:table-cell table:style-name="ce131"/>
          <table:table-cell table:style-name="ce45" table:number-columns-repeated="995"/>
        </table:table-row>
        <table:table-row table:style-name="ro17">
          <table:table-cell table:style-name="ce111"/>
          <table:table-cell table:style-name="ce48"/>
          <table:table-cell table:style-name="ce57" office:value-type="string" calcext:value-type="string">
            <text:p>・Business Operation Analysis</text:p>
          </table:table-cell>
          <table:table-cell table:style-name="ce111" table:number-columns-repeated="10"/>
          <table:table-cell table:style-name="ce211"/>
          <table:table-cell table:style-name="ce111" table:number-columns-repeated="9"/>
          <table:table-cell table:style-name="ce214"/>
          <table:table-cell table:style-name="ce220"/>
          <table:table-cell table:style-name="ce214"/>
          <table:table-cell table:style-name="ce221"/>
          <table:table-cell table:style-name="ce223"/>
          <table:table-cell table:style-name="ce221"/>
          <table:table-cell table:style-name="ce111" table:number-columns-repeated="995"/>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185"/>
          <table:table-cell table:style-name="ce45" table:number-columns-repeated="995"/>
        </table:table-row>
        <table:table-row table:style-name="ro16">
          <table:table-cell table:style-name="ce46"/>
          <table:table-cell table:style-name="ce49" office:value-type="string" calcext:value-type="string">
            <text:p>・Describe the details of “Business Operation A”</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186" office:value-type="string" calcext:value-type="string" table:number-columns-spanned="28" table:number-rows-spanned="5">
            <text:p>Performance  Review Management:</text:p>
            <text:p/>
            <text:p>1. What (is Performance Review Management) ?</text:p>
            <text:p>   A method by which the job performance of an employee is assessed.</text:p>
            <text:p/>
            <text:p>2. Why (is it required)?</text:p>
            <text:p>   1. To give performance feedback to an employee - for his career growth &amp; development.</text:p>
            <text:p>   2. To Identify the training needs of the employee.</text:p>
            <text:p>   3. Decisions relating to the personnel like salary increment, promotion, disciplinary actions etc are all based on his review.</text:p>
            <text:p>   4. To documents the company's reward criteria.</text:p>
            <text:p/>
            <text:p>3. How (the processes involved in this BO)?</text:p>
            <text:p>   1. Identify the areas of specific performance review goals</text:p>
            <text:p>        for eg. 1. People Development (sessions, ppt etc) , 2. Career Development (Training, Certifications etc.) </text:p>
            <text:p>                   3. Project Contribution,                                 4. Extra Curricular Activities</text:p>
            <text:p>   2. Establish job expectations and objectives in the set areas.</text:p>
            <text:p>   3. Evaluate on the action or job done against the set objectives.</text:p>
            <text:p>   4. Appraise the performance.</text:p>
            <text:p>   5. Discuss the performance review with the employee to give feedback.</text:p>
            <text:p/>
            <text:p>4. Who (all are involved in this process)?</text:p>
            <text:p>1. Employee - Sets the performance objectives  and goals.</text:p>
            <text:p>2. Manager - evaluates the actual work against the set goals and reviews the employee performance.</text:p>
            <text:p>3. HR - gets the managers review &amp; awards rating to the employee after comparing the employees performance with his peer groups performance.</text:p>
            <text:p/>
            <text:p>5. When (is this BO done)?</text:p>
            <text:p>Yearly or Half Yearly based on the Company policies</text:p>
            <text:p/>
            <text:p>6. Where ?</text:p>
            <text:p>Within the Company </text:p>
          </table:table-cell>
          <table:covered-table-cell table:number-columns-repeated="21"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33">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185"/>
          <table:table-cell table:style-name="ce45" table:number-columns-repeated="995"/>
        </table:table-row>
        <table:table-row table:style-name="ro16">
          <table:table-cell table:style-name="ce46"/>
          <table:table-cell table:style-name="ce49" office:value-type="string" calcext:value-type="string">
            <text:p>・Describe the details of “Business Operation B”</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186" office:value-type="string" calcext:value-type="string" table:number-columns-spanned="28" table:number-rows-spanned="5">
            <text:p>Recruiting Employees:</text:p>
            <text:p/>
            <text:p>1. What (is Recruiting Employees BO)?</text:p>
            <text:p>   A Process of screening &amp; selecting qualified people for a job requirement in a company.</text:p>
            <text:p/>
            <text:p>2. Why (is it required)?</text:p>
            <text:p>    Find candidates having the necessary aptitude and ability to help the company achieve its goals and vision.</text:p>
            <text:p/>
            <text:p>3. How (the processes involved in this BO)?</text:p>
            <text:p>    1. Seek applications from the applicants through Campus Placements or through Advertisements</text:p>
            <text:p>    2. Screen the Applications based on details like</text:p>
            <text:p>       + CGPA</text:p>
            <text:p>       + Education &amp; Achievements</text:p>
            <text:p>       + Experience</text:p>
            <text:p>       + Primary skill etc.</text:p>
            <text:p>   2. Further short-list the applicants through Written Tests gauging their skills. </text:p>
            <text:p>   3. Conduct Interview for the candidates who have cleared the written tests. </text:p>
            <text:p>   4. If required, hire agencies for background checks of the selected candidates.</text:p>
            <text:p>   5. Give the job offer-letter to the selected candidates. </text:p>
            <text:p/>
            <text:p>4. Who (all are involved in this process)?</text:p>
            <text:p>   HR - Responsible for screening the candidates, conducts HR interviews, gives the final job offer.</text:p>
            <text:p>   Interview Specialist - Conducts the interview</text:p>
            <text:p/>
            <text:p>5. When (is this BO done)?</text:p>
            <text:p>   Whenever there is requirement of resources within the company- half-yearly, yearly.</text:p>
            <text:p/>
            <text:p>6. Where? </text:p>
            <text:p>   Outside the Company </text:p>
            <text:p/>
            <text:p/>
          </table:table-cell>
          <table:covered-table-cell table:number-columns-repeated="21"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style-name="ce186"/>
          <table:covered-table-cell table:number-columns-repeated="21"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34">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224"/>
          <table:table-cell table:style-name="ce45" table:number-columns-repeated="995"/>
        </table:table-row>
        <table:table-row table:style-name="ro16">
          <table:table-cell table:style-name="ce46"/>
          <table:table-cell table:style-name="ce187" office:value-type="string" calcext:value-type="string" table:number-columns-spanned="28" table:number-rows-spanned="1">
            <text:p>・Problems about current business operations</text:p>
          </table:table-cell>
          <table:covered-table-cell table:number-columns-repeated="3" table:style-name="ce58"/>
          <table:covered-table-cell table:style-name="ce109"/>
          <table:covered-table-cell table:number-columns-repeated="17" table:style-name="ce58"/>
          <table:covered-table-cell table:style-name="ce116"/>
          <table:covered-table-cell table:style-name="ce124"/>
          <table:covered-table-cell table:style-name="ce116"/>
          <table:covered-table-cell table:style-name="ce132"/>
          <table:covered-table-cell table:style-name="ce134"/>
          <table:covered-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186" office:value-type="string" calcext:value-type="string" table:number-columns-spanned="28" table:number-rows-spanned="5">
            <text:p>Features already implemented in the system</text:p>
            <text:p>  . Each type of information can be viewed</text:p>
            <text:p>  . No calendar management is available</text:p>
            <text:p>  . Employees can be looked up by employee ID</text:p>
            <text:p>  . Full-name search (kanji/kana) is available</text:p>
            <text:p>  . Each item can be updated</text:p>
            <text:p/>
            <text:p>Bottleneck observed:</text:p>
            <text:p>1. Performance Review Management (Business Process A)</text:p>
            <text:p/>
            <text:p>  - Situation:</text:p>
            <text:p>         . After the Manager reviews the employees within his team upon the set performance goals and forwards the details to the HR. The HR needs to consolidate the reviews of all the employees within the same rank and allocate ratings to them. </text:p>
            <text:p/>
            <text:p>   - Steps Involved:</text:p>
            <text:p>      1. Get all employee ratings from their respective manager.</text:p>
            <text:p>      2. Group employees by their rank.</text:p>
            <text:p>      3. Within each rank, divide the employees into the the rating ratio defined by the company.</text:p>
            <text:p>         3.1 For each rank, find the number of employees.</text:p>
            <text:p>         3.2 Divide the employees into the break-up ratio defined, taking into consideration the employees manager review score and his experience.</text:p>
            <text:p>         (for eg. grade break-up ratio can be: A- First 10%, B- Next 30%, C- Next 50%, D- Next 10% )</text:p>
            <text:p>         3.3 Assign the grades to the corresponding division.</text:p>
            <text:p/>
            <text:p>     - Why is this a bottleneck?:</text:p>
            <text:p>      As there is no provision as of now to group the employees by their rank, find the number of employees within a rank, divide them into the defined ratio and then award them ratings. The HR needs to manually go through the list, note down his dept and ratings and finally allocate individual ratings. Doing this process can take up a long time. Hence, there is scope for improvement here.</text:p>
            <text:p/>
            <text:p>2. For Recruiting Employees</text:p>
            <text:p/>
            <text:p>  Situation:</text:p>
            <text:p>    . Once the initial applicant list is obtained. The HR is faced with the task of screening the Applications based on details given it for written test.</text:p>
            <text:p/>
            <text:p>  Steps Involved:</text:p>
            <text:p>   1. Get the details of all applicants.</text:p>
            <text:p>   2. Identify the number of applicants required for the next round - say, n.</text:p>
            <text:p>   3. Imposing cut-offs on details like </text:p>
            <text:p>         . College of Graduation</text:p>
            <text:p>         . Minimum CGPA</text:p>
            <text:p>         . Specialization</text:p>
            <text:p>         . Experience(if required)</text:p>
            <text:p>         . Core Skill</text:p>
            <text:p>   4. Further shortist the applicants to the required no. by sorting on details like</text:p>
            <text:p>         . CGPA</text:p>
            <text:p>         . Experience</text:p>
            <text:p>   5. Select the short-listed candidates for next round.</text:p>
            <text:p/>
            <text:p>  Why is this a bottleneck?:</text:p>
            <text:p>    . Again to do this process, as in the current system there is no provisions of imposing cut-offs or finding the top performing candidates, the HR is required to go through the entire list and look for the mentioned criteria s for each employee and select the candidates. This process also can be improved.</text:p>
          </table:table-cell>
          <table:covered-table-cell table:number-columns-repeated="21"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style-name="ce186"/>
          <table:covered-table-cell table:number-columns-repeated="21"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16">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35">
          <table:table-cell table:style-name="ce45"/>
          <table:covered-table-cell table:number-columns-repeated="22" table:style-name="ce185"/>
          <table:covered-table-cell table:style-name="ce215"/>
          <table:covered-table-cell table:style-name="ce185"/>
          <table:covered-table-cell table:style-name="ce215"/>
          <table:covered-table-cell table:style-name="ce185"/>
          <table:covered-table-cell table:style-name="ce215"/>
          <table:covered-table-cell table:style-name="ce185"/>
          <table:table-cell table:style-name="ce45" table:number-columns-repeated="995"/>
        </table:table-row>
        <table:table-row table:style-name="ro36">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135"/>
          <table:table-cell table:style-name="ce45" table:number-columns-repeated="995"/>
        </table:table-row>
        <table:table-row table:style-name="ro37">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4"/>
          <table:table-cell table:style-name="ce52"/>
          <table:table-cell table:style-name="ce114"/>
          <table:table-cell table:style-name="ce222" table:number-columns-spanned="3" table:number-rows-spanned="1"/>
          <table:covered-table-cell table:style-name="ce133"/>
          <table:covered-table-cell table:style-name="ce131"/>
          <table:table-cell table:style-name="ce45" table:number-columns-repeated="995"/>
        </table:table-row>
        <table:table-row table:style-name="ro17">
          <table:table-cell table:style-name="ce45"/>
          <table:table-cell table:style-name="ce48"/>
          <table:table-cell table:style-name="ce193" office:value-type="string" calcext:value-type="string">
            <text:p>・Details of the<text:span text:style-name="T13"> user profiles</text:span></text:p>
          </table:table-cell>
          <table:table-cell table:style-name="ce45" table:number-columns-repeated="7"/>
          <table:table-cell table:style-name="ce209"/>
          <table:table-cell table:style-name="ce45" table:number-columns-repeated="5"/>
          <table:table-cell table:style-name="ce52"/>
          <table:table-cell table:style-name="ce46"/>
          <table:table-cell table:style-name="ce52"/>
          <table:table-cell table:style-name="ce45" table:number-columns-repeated="4"/>
          <table:table-cell table:style-name="ce114"/>
          <table:table-cell table:style-name="ce52"/>
          <table:table-cell table:style-name="ce114"/>
          <table:table-cell table:style-name="ce131"/>
          <table:table-cell table:style-name="ce133"/>
          <table:table-cell table:style-name="ce131"/>
          <table:table-cell table:style-name="ce45" table:number-columns-repeated="995"/>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185"/>
          <table:table-cell table:style-name="ce45" table:number-columns-repeated="995"/>
        </table:table-row>
        <table:table-row table:style-name="ro16">
          <table:table-cell table:style-name="ce45"/>
          <table:table-cell table:style-name="ce188"/>
          <table:table-cell table:style-name="ce194" office:value-type="string" calcext:value-type="string">
            <text:p>User A</text:p>
          </table:table-cell>
          <table:table-cell table:style-name="ce197" table:number-columns-repeated="3"/>
          <table:table-cell table:style-name="ce205" table:number-columns-repeated="17"/>
          <table:table-cell table:style-name="ce216"/>
          <table:table-cell table:style-name="ce205"/>
          <table:table-cell table:style-name="ce216"/>
          <table:table-cell table:style-name="ce205"/>
          <table:table-cell table:style-name="ce216"/>
          <table:table-cell table:style-name="ce225"/>
          <table:table-cell table:style-name="ce45" table:number-columns-repeated="995"/>
        </table:table-row>
        <table:table-row table:style-name="ro18">
          <table:table-cell table:style-name="ce45"/>
          <table:table-cell table:style-name="ce189"/>
          <table:table-cell table:style-name="ce126"/>
          <table:table-cell table:style-name="ce185" table:number-columns-repeated="4"/>
          <table:table-cell table:style-name="ce126" table:number-columns-repeated="2"/>
          <table:table-cell table:style-name="ce185" table:number-columns-repeated="14"/>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26" office:value-type="string" calcext:value-type="string">
            <text:p>Post / Position</text:p>
          </table:table-cell>
          <table:table-cell table:style-name="ce185" table:number-columns-repeated="4"/>
          <table:table-cell table:style-name="Default"/>
          <table:table-cell table:style-name="ce126" office:value-type="string" calcext:value-type="string">
            <text:p>：HR</text:p>
          </table:table-cell>
          <table:table-cell table:style-name="ce185" table:number-columns-repeated="14"/>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26" office:value-type="string" calcext:value-type="string">
            <text:p>Situation</text:p>
          </table:table-cell>
          <table:table-cell table:style-name="ce185" table:number-columns-repeated="4"/>
          <table:table-cell table:style-name="Default"/>
          <table:table-cell table:style-name="ce126" office:value-type="string" calcext:value-type="string">
            <text:p>：Recruiting Employees &amp; awarding Performance Reviews <text:s text:c="2"/></text:p>
          </table:table-cell>
          <table:table-cell table:style-name="ce185" table:number-columns-repeated="14"/>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26" office:value-type="string" calcext:value-type="string">
            <text:p>IT literacy</text:p>
          </table:table-cell>
          <table:table-cell table:style-name="ce185" table:number-columns-repeated="4"/>
          <table:table-cell table:style-name="Default"/>
          <table:table-cell table:style-name="ce126" office:value-type="string" calcext:value-type="string">
            <text:p>：Medium</text:p>
          </table:table-cell>
          <table:table-cell table:style-name="ce185" table:number-columns-repeated="14"/>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26" office:value-type="string" calcext:value-type="string">
            <text:p>Business Operations he/she uses</text:p>
          </table:table-cell>
          <table:table-cell table:style-name="ce185" table:number-columns-repeated="4"/>
          <table:table-cell table:style-name="Default"/>
          <table:table-cell table:style-name="ce126"/>
          <table:table-cell table:style-name="ce185" table:number-columns-repeated="3"/>
          <table:table-cell table:style-name="ce198"/>
          <table:table-cell table:style-name="ce185" table:number-columns-repeated="10"/>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8" office:value-type="string" calcext:value-type="string">
            <text:p>Purpose of using the software</text:p>
          </table:table-cell>
          <table:table-cell table:style-name="ce195" table:number-columns-repeated="3"/>
          <table:table-cell table:style-name="Default"/>
          <table:table-cell table:style-name="ce195" table:number-columns-repeated="4"/>
          <table:table-cell table:style-name="ce126" office:value-type="string" calcext:value-type="string">
            <text:p>：For Performance Review management</text:p>
          </table:table-cell>
          <table:table-cell table:style-name="ce185"/>
          <table:table-cell table:style-name="ce195" table:number-columns-repeated="14"/>
          <table:table-cell table:style-name="ce226"/>
          <table:table-cell table:style-name="ce185"/>
          <table:table-cell table:style-name="ce45" table:number-columns-repeated="994"/>
        </table:table-row>
        <table:table-row table:style-name="ro38">
          <table:table-cell table:style-name="ce45"/>
          <table:table-cell table:style-name="ce189"/>
          <table:table-cell table:style-name="ce195"/>
          <table:table-cell table:style-name="ce198" office:value-type="string" calcext:value-type="string">
            <text:p>Situation of using the software</text:p>
          </table:table-cell>
          <table:table-cell table:style-name="ce195" table:number-columns-repeated="3"/>
          <table:table-cell table:style-name="Default"/>
          <table:table-cell table:style-name="ce195" table:number-columns-repeated="4"/>
          <table:table-cell table:style-name="ce210" office:value-type="string" calcext:value-type="string" table:number-columns-spanned="16" table:number-rows-spanned="1">
            <text:p>：To consolidate the reviews of all the employees within the same rank and allocate ratings to them as part of giving Performance Reviews. </text:p>
          </table:table-cell>
          <table:covered-table-cell table:style-name="ce185"/>
          <table:covered-table-cell table:number-columns-repeated="14" table:style-name="ce212"/>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8" office:value-type="string" calcext:value-type="string">
            <text:p>Frequency of using the software</text:p>
          </table:table-cell>
          <table:table-cell table:style-name="ce195" table:number-columns-repeated="3"/>
          <table:table-cell table:style-name="Default"/>
          <table:table-cell table:style-name="ce195" table:number-columns-repeated="4"/>
          <table:table-cell table:style-name="ce126" office:value-type="string" calcext:value-type="string">
            <text:p>：Half-Yearly / Yearly </text:p>
          </table:table-cell>
          <table:table-cell table:style-name="ce185"/>
          <table:table-cell table:style-name="ce195" table:number-columns-repeated="14"/>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9" office:value-type="string" calcext:value-type="string">
            <text:p>Describe what user expects.</text:p>
          </table:table-cell>
          <table:table-cell table:style-name="ce202" table:number-columns-repeated="4"/>
          <table:table-cell table:style-name="ce208"/>
          <table:table-cell table:style-name="ce202" table:number-columns-repeated="11"/>
          <table:table-cell table:style-name="ce213" table:number-columns-repeated="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① To easily find the employees within the same rank <text:s/></text:p>
          </table:table-cell>
          <table:table-cell table:style-name="ce204" table:number-columns-repeated="3"/>
          <table:table-cell table:style-name="ce126" table:number-columns-repeated="2"/>
          <table:table-cell table:style-name="ce195" table:number-columns-repeated="1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② Award ratings to employees according to the predefined ratio. </text:p>
          </table:table-cell>
          <table:table-cell table:style-name="ce204" table:number-columns-repeated="3"/>
          <table:table-cell table:style-name="ce126" table:number-columns-repeated="2"/>
          <table:table-cell table:style-name="ce195" table:number-columns-repeated="1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9" office:value-type="string" calcext:value-type="string">
            <text:p>your proposal to solve the object</text:p>
          </table:table-cell>
          <table:table-cell table:style-name="ce202" table:number-columns-repeated="4"/>
          <table:table-cell table:style-name="ce208" table:number-columns-repeated="2"/>
          <table:table-cell table:style-name="ce202" table:number-columns-repeated="10"/>
          <table:table-cell table:style-name="ce213" table:number-columns-repeated="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① Provide feature to search and group the employees by their rank</text:p>
          </table:table-cell>
          <table:table-cell table:style-name="ce204" table:number-columns-repeated="3"/>
          <table:table-cell table:style-name="ce200"/>
          <table:table-cell table:style-name="ce126"/>
          <table:table-cell table:style-name="ce195" table:number-columns-repeated="1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② Provide a feature to rate the employees according to the manager reviews in accordance with the company's rating ratio.</text:p>
          </table:table-cell>
          <table:table-cell table:style-name="ce204" table:number-columns-repeated="2"/>
          <table:table-cell table:style-name="ce185"/>
          <table:table-cell table:style-name="ce126" table:number-columns-repeated="2"/>
          <table:table-cell table:style-name="ce195" table:number-columns-repeated="1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26" office:value-type="string" calcext:value-type="string">
            <text:p>Business Operations he/she uses</text:p>
          </table:table-cell>
          <table:table-cell table:style-name="ce185" table:number-columns-repeated="4"/>
          <table:table-cell table:style-name="ce126" table:number-columns-repeated="2"/>
          <table:table-cell table:style-name="ce185"/>
          <table:table-cell table:style-name="ce195" table:number-columns-repeated="1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8" office:value-type="string" calcext:value-type="string">
            <text:p>Purpose of using the software</text:p>
          </table:table-cell>
          <table:table-cell table:style-name="ce195" table:number-columns-repeated="3"/>
          <table:table-cell table:style-name="Default"/>
          <table:table-cell table:style-name="ce195" table:number-columns-repeated="4"/>
          <table:table-cell table:style-name="ce126" office:value-type="string" calcext:value-type="string">
            <text:p>：For Recruiting new Employees</text:p>
          </table:table-cell>
          <table:table-cell table:style-name="ce185"/>
          <table:table-cell table:style-name="ce195" table:number-columns-repeated="14"/>
          <table:table-cell table:style-name="ce226"/>
          <table:table-cell table:style-name="ce185"/>
          <table:table-cell table:style-name="ce45" table:number-columns-repeated="994"/>
        </table:table-row>
        <table:table-row table:style-name="ro39">
          <table:table-cell table:style-name="ce45"/>
          <table:table-cell table:style-name="ce189"/>
          <table:table-cell table:style-name="ce195"/>
          <table:table-cell table:style-name="ce198" office:value-type="string" calcext:value-type="string">
            <text:p>Situation of using the software</text:p>
          </table:table-cell>
          <table:table-cell table:style-name="ce195" table:number-columns-repeated="3"/>
          <table:table-cell table:style-name="Default"/>
          <table:table-cell table:style-name="ce195" table:number-columns-repeated="4"/>
          <table:table-cell table:style-name="ce210" office:value-type="string" calcext:value-type="string" table:number-columns-spanned="16" table:number-rows-spanned="1">
            <text:p>：Preliminary screening of the Applications before calling for written tests as part of Recruitment Process.</text:p>
          </table:table-cell>
          <table:covered-table-cell table:style-name="ce185"/>
          <table:covered-table-cell table:number-columns-repeated="14" table:style-name="ce19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8" office:value-type="string" calcext:value-type="string">
            <text:p>Frequency of using the software</text:p>
          </table:table-cell>
          <table:table-cell table:style-name="ce195" table:number-columns-repeated="3"/>
          <table:table-cell table:style-name="Default"/>
          <table:table-cell table:style-name="ce195" table:number-columns-repeated="4"/>
          <table:table-cell table:style-name="ce126" office:value-type="string" calcext:value-type="string">
            <text:p>：Half-Yearly / Yearly <text:s/></text:p>
          </table:table-cell>
          <table:table-cell table:style-name="ce185"/>
          <table:table-cell table:style-name="ce195" table:number-columns-repeated="9"/>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9" office:value-type="string" calcext:value-type="string">
            <text:p>Describe what user expects.</text:p>
          </table:table-cell>
          <table:table-cell table:style-name="ce202" table:number-columns-repeated="4"/>
          <table:table-cell table:style-name="ce208"/>
          <table:table-cell table:style-name="ce202" table:number-columns-repeated="11"/>
          <table:table-cell table:style-name="ce213" table:number-columns-repeated="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①To easily find the applicants that meet some established criteria <text:s/></text:p>
          </table:table-cell>
          <table:table-cell table:style-name="ce204" table:number-columns-repeated="3"/>
          <table:table-cell table:style-name="ce126" table:number-columns-repeated="2"/>
          <table:table-cell table:style-name="ce195" table:number-columns-repeated="13"/>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40">
          <table:table-cell table:style-name="ce45"/>
          <table:table-cell table:style-name="ce189"/>
          <table:table-cell table:style-name="ce195"/>
          <table:table-cell table:style-name="ce200"/>
          <table:table-cell table:style-name="ce204" office:value-type="string" calcext:value-type="string" table:number-columns-spanned="24" table:number-rows-spanned="1">
            <text:p>② Have flexibility in setting the conditions based on which the initial applicants can be screened out according to the number of resources actually required. <text:s text:c="2"/></text:p>
          </table:table-cell>
          <table:covered-table-cell table:number-columns-repeated="3" table:style-name="ce204"/>
          <table:covered-table-cell table:number-columns-repeated="2" table:style-name="ce126"/>
          <table:covered-table-cell table:number-columns-repeated="13" table:style-name="ce195"/>
          <table:covered-table-cell table:style-name="ce215"/>
          <table:covered-table-cell table:style-name="ce185"/>
          <table:covered-table-cell table:style-name="ce215"/>
          <table:covered-table-cell table:style-name="ce185"/>
          <table:covered-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199" office:value-type="string" calcext:value-type="string">
            <text:p>your proposal to solve the object</text:p>
          </table:table-cell>
          <table:table-cell table:style-name="ce202" table:number-columns-repeated="4"/>
          <table:table-cell table:style-name="ce208" table:number-columns-repeated="2"/>
          <table:table-cell table:style-name="ce202" table:number-columns-repeated="10"/>
          <table:table-cell table:style-name="ce213" table:number-columns-repeated="8"/>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① Provide a feature to find the applicants according to the established criteria s </text:p>
          </table:table-cell>
          <table:table-cell table:style-name="ce204" table:number-columns-repeated="3"/>
          <table:table-cell table:style-name="ce200"/>
          <table:table-cell table:style-name="ce126"/>
          <table:table-cell table:style-name="ce195" table:number-columns-repeated="13"/>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6">
          <table:table-cell table:style-name="ce45"/>
          <table:table-cell table:style-name="ce189"/>
          <table:table-cell table:style-name="ce195"/>
          <table:table-cell table:style-name="ce200"/>
          <table:table-cell table:style-name="ce203" office:value-type="string" calcext:value-type="string">
            <text:p>② Provide a feature to provide flexibility in setting conditions to further screen the candidates.</text:p>
          </table:table-cell>
          <table:table-cell table:style-name="ce204" table:number-columns-repeated="2"/>
          <table:table-cell table:style-name="ce185"/>
          <table:table-cell table:style-name="ce126" table:number-columns-repeated="2"/>
          <table:table-cell table:style-name="ce195" table:number-columns-repeated="13"/>
          <table:table-cell table:style-name="ce215"/>
          <table:table-cell table:style-name="ce185"/>
          <table:table-cell table:style-name="ce215"/>
          <table:table-cell table:style-name="ce185"/>
          <table:table-cell table:style-name="ce215"/>
          <table:table-cell table:style-name="ce226"/>
          <table:table-cell table:style-name="ce185"/>
          <table:table-cell table:style-name="ce45" table:number-columns-repeated="994"/>
        </table:table-row>
        <table:table-row table:style-name="ro18">
          <table:table-cell table:style-name="ce45"/>
          <table:table-cell table:style-name="ce190"/>
          <table:table-cell table:style-name="ce196"/>
          <table:table-cell table:style-name="ce201" table:number-columns-repeated="3"/>
          <table:table-cell table:style-name="ce206"/>
          <table:table-cell table:style-name="ce207" table:number-columns-repeated="2"/>
          <table:table-cell table:style-name="ce206" table:number-columns-repeated="14"/>
          <table:table-cell table:style-name="ce217"/>
          <table:table-cell table:style-name="ce206"/>
          <table:table-cell table:style-name="ce217"/>
          <table:table-cell table:style-name="ce206"/>
          <table:table-cell table:style-name="ce217"/>
          <table:table-cell table:style-name="ce227"/>
          <table:table-cell table:style-name="ce185"/>
          <table:table-cell table:style-name="ce45" table:number-columns-repeated="994"/>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185"/>
          <table:table-cell table:style-name="ce45" table:number-columns-repeated="995"/>
        </table:table-row>
        <table:table-row table:style-name="ro37">
          <table:table-cell table:style-name="ce45"/>
          <table:table-cell table:style-name="ce46"/>
          <table:table-cell table:style-name="ce45" table:number-columns-repeated="21"/>
          <table:table-cell table:style-name="ce114"/>
          <table:table-cell table:style-name="ce45"/>
          <table:table-cell table:style-name="ce114"/>
          <table:table-cell table:style-name="ce45"/>
          <table:table-cell table:style-name="ce114"/>
          <table:table-cell table:style-name="ce45" table:number-columns-repeated="996"/>
        </table:table-row>
        <table:table-row table:style-name="ro17">
          <table:table-cell table:style-name="ce45"/>
          <table:table-cell table:style-name="ce48"/>
          <table:table-cell table:style-name="ce57" office:value-type="string" calcext:value-type="string">
            <text:p>・The Ideal of Business Operations</text:p>
          </table:table-cell>
          <table:table-cell table:style-name="ce45" table:number-columns-repeated="7"/>
          <table:table-cell table:style-name="ce111"/>
          <table:table-cell table:style-name="ce45" table:number-columns-repeated="5"/>
          <table:table-cell table:style-name="ce52"/>
          <table:table-cell table:style-name="ce46"/>
          <table:table-cell table:style-name="ce45" table:number-columns-repeated="5"/>
          <table:table-cell table:style-name="ce114"/>
          <table:table-cell table:style-name="ce52"/>
          <table:table-cell table:style-name="ce114"/>
          <table:table-cell table:style-name="ce131"/>
          <table:table-cell table:style-name="ce133"/>
          <table:table-cell table:style-name="ce131"/>
          <table:table-cell table:style-name="ce45" table:number-columns-repeated="995"/>
        </table:table-row>
        <table:table-row table:style-name="ro16">
          <table:table-cell table:style-name="ce45"/>
          <table:table-cell table:style-name="ce46"/>
          <table:table-cell table:style-name="ce45" table:number-columns-repeated="14"/>
          <table:table-cell table:style-name="ce52" table:number-columns-repeated="3"/>
          <table:table-cell table:style-name="ce45" table:number-columns-repeated="4"/>
          <table:table-cell table:style-name="ce114"/>
          <table:table-cell table:style-name="ce123"/>
          <table:table-cell table:style-name="ce114"/>
          <table:table-cell table:style-name="ce131"/>
          <table:table-cell table:style-name="ce133"/>
          <table:table-cell table:style-name="ce131"/>
          <table:table-cell table:style-name="ce45" table:number-columns-repeated="995"/>
        </table:table-row>
        <table:table-row table:style-name="ro16">
          <table:table-cell table:style-name="ce46"/>
          <table:table-cell table:style-name="ce49" office:value-type="string" calcext:value-type="string">
            <text:p>・The Ideal of Business Operation about A (Performance Review Management)</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50" office:value-type="string" calcext:value-type="string" table:number-columns-spanned="28" table:number-rows-spanned="8">
            <text:p>As part of Performance Review, the Ideal we aim to provide is to aid the HR in the seamless consolidation of all reviews, once the manager finishes reviewing the employees under him.</text:p>
            <text:p/>
            <text:p>User - HR </text:p>
            <text:p>Use Case Scenario - </text:p>
            <text:p>  1. User logins to the system &amp; selects Performance Review Business Operation.</text:p>
            <text:p>  2. The employees up for review shows up (along with their respective Manager ratings).</text:p>
            <text:p>  3. Now the user can either choose the system to automatically allocate grades or can manually assign the grades</text:p>
            <text:p>     3.1. Let the system automatically allocate grades</text:p>
            <text:p>       1. The default grade break-up ratio(policy) is shown. for eg. A -&gt; top 10%, B -&gt; next 30%, C- next 50%, D-last 10%.</text:p>
            <text:p>       2. The user can either change the break-up ratio or leave as it is.</text:p>
            <text:p>       3. Can click on the button to automatically assign grades based on the ratio.</text:p>
            <text:p>      3.2 Manually assign the grades</text:p>
            <text:p>        1. User lists the employees belonging to a particular position (rank).                    </text:p>
            <text:p>        2. Sorts the employees based on manager ratings, then on experience.</text:p>
            <text:p>        3. Assigns grades according to the Company's Grade break-up policy.</text:p>
            <text:p>  4. For verification purposes, the user can generate a report containing - </text:p>
            <text:p>           1. Performance cycle period for which the assessment is being made.</text:p>
            <text:p>           2. Grade break up info.</text:p>
            <text:p>           3. For each designation(rank), the report contains</text:p>
            <text:p>               1. Designation Name.</text:p>
            <text:p>               2. Total Number of Employees with that designation.</text:p>
            <text:p>               3. Number of Employees having different Grades.</text:p>
            <text:p>               4. Employee Name, ID with their Experience, Employer Ratings &amp;  Assigned Grade.         </text:p>
            <text:p>  5. User can notify the employees of the grades that has been assigned to them.     </text:p>
          </table:table-cell>
          <table:covered-table-cell table:number-columns-repeated="21"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41">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table-cell table:style-name="ce185" table:number-columns-repeated="22"/>
          <table:table-cell table:style-name="ce215"/>
          <table:table-cell table:style-name="ce185"/>
          <table:table-cell table:style-name="ce215"/>
          <table:table-cell table:style-name="ce185"/>
          <table:table-cell table:style-name="ce215"/>
          <table:table-cell table:style-name="ce185"/>
          <table:table-cell table:style-name="ce45" table:number-columns-repeated="995"/>
        </table:table-row>
        <table:table-row table:style-name="ro16">
          <table:table-cell table:style-name="ce46"/>
          <table:table-cell table:style-name="ce49" office:value-type="string" calcext:value-type="string">
            <text:p>・The Ideal of Business Operation about B (Recruiting new Employees)</text:p>
          </table:table-cell>
          <table:table-cell table:style-name="ce58" table:number-columns-repeated="3"/>
          <table:table-cell table:style-name="ce109"/>
          <table:table-cell table:style-name="ce58" table:number-columns-repeated="17"/>
          <table:table-cell table:style-name="ce116"/>
          <table:table-cell table:style-name="ce124"/>
          <table:table-cell table:style-name="ce116"/>
          <table:table-cell table:style-name="ce132"/>
          <table:table-cell table:style-name="ce134"/>
          <table:table-cell table:style-name="ce132"/>
          <table:table-cell table:style-name="ce45" table:number-columns-repeated="995"/>
        </table:table-row>
        <table:table-row table:style-name="ro18">
          <table:table-cell table:style-name="ce45"/>
          <table:table-cell table:style-name="ce46"/>
          <table:table-cell table:style-name="ce102"/>
          <table:table-cell table:style-name="ce45" table:number-columns-repeated="13"/>
          <table:table-cell table:style-name="ce52" table:number-columns-repeated="3"/>
          <table:table-cell table:style-name="ce45" table:number-columns-repeated="4"/>
          <table:table-cell table:style-name="ce114"/>
          <table:table-cell table:style-name="ce52"/>
          <table:table-cell table:style-name="ce114"/>
          <table:table-cell table:style-name="ce45"/>
          <table:table-cell table:style-name="ce114"/>
          <table:table-cell table:style-name="ce45" table:number-columns-repeated="996"/>
        </table:table-row>
        <table:table-row table:style-name="ro16">
          <table:table-cell table:style-name="ce45"/>
          <table:table-cell table:style-name="ce50" office:value-type="string" calcext:value-type="string" table:number-columns-spanned="28" table:number-rows-spanned="8">
            <text:p>As part of 'Recruitment of Employees' Business Operation, the HR should be able to screen the applicants based on the sent application details without any hassle.</text:p>
            <text:p/>
            <text:p>User - HR</text:p>
            <text:p>Use Case Scenario -</text:p>
            <text:p>  1. User logins to the system &amp; selects Recruiting New Employees Business Operation. </text:p>
            <text:p>  2. The list of applicants are displayed.</text:p>
            <text:p>  3. Next, the user can give various point criterion's upon which the system will automatically display the most eligible candidates (with the highest points) or can manually set the filter and sort options to shortlist the candidates.</text:p>
            <text:p>       3.1. Set point criterion's to let the system find the most eligible candidates.</text:p>
            <text:p>             1. User can select the many default available criterion groups.</text:p>
            <text:p>                For example, Default options may contain - 1. Web Developer 2. Systems Engineer 3. Sales Person.</text:p>
            <text:p>                for eg. Web Developer - jQuery, JavaScript, HTML &amp; CSS - different points. </text:p>
            <text:p>             2. If his needs are different from the default ones, he can create a new one to fit his custom need, which will be saved for future purposes.</text:p>
            <text:p>                   if CGPA &gt; 9 - 10 pts, CGPA &gt; 8 - 5 pts</text:p>
            <text:p>                   if exp. &gt; 3 - 10 pts, exp. &gt; 1 - 5 pts</text:p>
            <text:p>                   if college A - 10 pts, college B - 5 pts</text:p>
            <text:p>                   if primary-skill - jQuery - 10pts or on specialization etc.</text:p>
            <text:p>            3. After setting the criterion's, he can give the number of required candidates, say n.</text:p>
            <text:p>            4. The system will next display the most eligible n candidates.</text:p>
            <text:p>       3.2 Manually shortlist the candidates  </text:p>
            <text:p>            1. Set filters to show only the relevant candidates.</text:p>
            <text:p>            For eg. if the user wants candidates with CSE specialization, from a particular set of colleges having a particular core skill.</text:p>
            <text:p>            He can set filters on columns such as.</text:p>
            <text:p>                        . College of Graduation</text:p>
            <text:p>                        . Specialization</text:p>
            <text:p>                        . Core Skill</text:p>
            <text:p>            2. Further, the user can find the top n candidates by sorting on the columns.</text:p>
            <text:p>            For eg. if the user wants the candidates with top CGPA's and with the most work experience</text:p>
            <text:p>            He can sort on columns such as</text:p>
            <text:p>                       . CGPA</text:p>
            <text:p>                       . Experience              </text:p>
            <text:p>  4. Select the applicants from the list and finalize them for the written tests. </text:p>
          </table:table-cell>
          <table:covered-table-cell table:number-columns-repeated="21"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16">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42">
          <table:table-cell table:style-name="ce45"/>
          <table:covered-table-cell table:number-columns-repeated="22" table:style-name="ce50"/>
          <table:covered-table-cell table:style-name="ce215"/>
          <table:covered-table-cell table:style-name="ce50"/>
          <table:covered-table-cell table:style-name="ce215"/>
          <table:covered-table-cell table:style-name="ce50"/>
          <table:covered-table-cell table:style-name="ce215"/>
          <table:covered-table-cell table:style-name="ce50"/>
          <table:table-cell table:style-name="ce45" table:number-columns-repeated="995"/>
        </table:table-row>
        <table:table-row table:style-name="ro22">
          <table:table-cell table:style-name="ce45"/>
          <table:table-cell table:style-name="ce50" table:number-columns-repeated="22"/>
          <table:table-cell table:style-name="ce215"/>
          <table:table-cell table:style-name="ce50"/>
          <table:table-cell table:style-name="ce215"/>
          <table:table-cell table:style-name="ce50"/>
          <table:table-cell table:style-name="ce215"/>
          <table:table-cell table:style-name="ce135"/>
          <table:table-cell table:style-name="ce45" table:number-columns-repeated="995"/>
        </table:table-row>
        <table:table-row table:style-name="ro16" table:number-rows-repeated="4">
          <table:table-cell/>
          <table:table-cell table:style-name="ce44"/>
          <table:table-cell table:number-columns-repeated="28"/>
          <table:table-cell table:style-name="ce228" table:number-columns-repeated="2"/>
          <table:table-cell table:number-columns-repeated="992"/>
        </table:table-row>
        <table:table-row table:style-name="ro16" table:number-rows-repeated="5">
          <table:table-cell/>
          <table:table-cell table:style-name="ce191" table:number-columns-repeated="22"/>
          <table:table-cell table:style-name="ce218"/>
          <table:table-cell table:style-name="ce191"/>
          <table:table-cell table:style-name="ce218"/>
          <table:table-cell table:style-name="ce191"/>
          <table:table-cell table:style-name="ce218"/>
          <table:table-cell table:style-name="ce191"/>
          <table:table-cell/>
          <table:table-cell table:style-name="ce228" table:number-columns-repeated="2"/>
          <table:table-cell table:number-columns-repeated="992"/>
        </table:table-row>
        <table:table-row table:style-name="ro16">
          <table:table-cell table:style-name="ce184"/>
          <table:table-cell table:style-name="ce191" table:number-columns-repeated="22"/>
          <table:table-cell table:style-name="ce218"/>
          <table:table-cell table:style-name="ce191"/>
          <table:table-cell table:style-name="ce218"/>
          <table:table-cell table:style-name="ce191"/>
          <table:table-cell table:style-name="ce218"/>
          <table:table-cell table:style-name="ce191"/>
          <table:table-cell/>
          <table:table-cell table:style-name="ce228" table:number-columns-repeated="2"/>
          <table:table-cell table:number-columns-repeated="992"/>
        </table:table-row>
        <table:table-row table:style-name="ro16">
          <table:table-cell table:style-name="ce184"/>
          <table:table-cell table:style-name="ce191" table:number-columns-repeated="22"/>
          <table:table-cell table:style-name="ce218"/>
          <table:table-cell table:style-name="ce191"/>
          <table:table-cell table:style-name="ce218"/>
          <table:table-cell table:style-name="ce191"/>
          <table:table-cell table:style-name="ce218"/>
          <table:table-cell table:style-name="ce191"/>
          <table:table-cell table:style-name="ce228"/>
          <table:table-cell table:number-columns-repeated="994"/>
        </table:table-row>
        <table:table-row table:style-name="ro16">
          <table:table-cell table:style-name="ce184"/>
          <table:table-cell table:style-name="ce192" table:number-columns-repeated="22"/>
          <table:table-cell table:style-name="ce219"/>
          <table:table-cell table:style-name="ce192"/>
          <table:table-cell table:style-name="ce219"/>
          <table:table-cell table:style-name="ce192"/>
          <table:table-cell table:style-name="ce219"/>
          <table:table-cell table:style-name="ce192"/>
          <table:table-cell table:style-name="ce228"/>
          <table:table-cell table:number-columns-repeated="994"/>
        </table:table-row>
        <table:table-row table:style-name="ro16" table:number-rows-repeated="1048302">
          <table:table-cell table:number-columns-repeated="1024"/>
        </table:table-row>
        <table:table-row table:style-name="ro31" table:number-rows-repeated="149">
          <table:table-cell table:number-columns-repeated="1024"/>
        </table:table-row>
        <table:table-row table:style-name="ro43" table:number-rows-repeated="25">
          <table:table-cell table:number-columns-repeated="1024"/>
        </table:table-row>
        <table:table-row table:style-name="ro43">
          <table:table-cell table:number-columns-repeated="1024"/>
        </table:table-row>
      </table:table>
      <table:named-expressions>
        <table:named-expression table:name="Excel_BuiltIn_Print_Area" table:base-cell-address="$Catalog.$A$1" table:expression="$#REF!.$A$1:$AD$255"/>
        <table:named-expression table:name="Excel_BuiltIn_Print_Titles" table:base-cell-address="$Catalog.$A$1" table:expression="$#REF!.$A$1:$AMJ$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UI Gothic" svg:font-family="'MS UI Gothic'" style:font-family-generic="modern"/>
    <style:font-face style:name="ＭＳ Ｐゴシック" svg:font-family="'ＭＳ Ｐゴシック'" style:font-family-generic="modern"/>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svg:stroke-color="#808080" draw:fill-color="#cfe7f5" fo:wrap-option="no-wrap" draw:shadow-offset-x="8.5pt" draw:shadow-offset-y="8.5pt"/>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DejaVu Sans" style:font-size-complex="24pt" style:language-complex="hi" style:country-complex="IN"/>
    </style:defaul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number:number number:decimal-places="0" loext:min-decimal-places="0" number:min-integer-digits="1" number:grouping="true"/>
      <number:text> </number:text>
    </number:number-style>
    <number:number-style style:name="N142P1" style:volatile="true">
      <number:text> -</number:text>
      <number:number number:decimal-places="0" loext:min-decimal-places="0" number:min-integer-digits="1" number:grouping="true"/>
      <number:text> </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 </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loext:min-decimal-places="2" number:min-integer-digits="1" number:grouping="true"/>
      <number:text> </number:text>
    </number:number-style>
    <number:number-style style:name="N154P1" style:volatile="true">
      <number:text> \-</number:text>
      <number:number number:decimal-places="2" loext:min-decimal-places="2" number:min-integer-digits="1" number:grouping="true"/>
      <number:text> </number:text>
    </number:number-style>
    <number:number-style style:name="N154P2" style:volatile="true">
      <number:text>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loext:min-decimal-places="1" number:min-integer-digits="3" number:min-exponent-digits="1" loext:exponent-interval="3" loext:forced-exponent-sign="true"/>
    </number:number-style>
    <number:number-style style:name="N159">
      <number:number number:decimal-places="2" loext:min-decimal-places="2" number:min-integer-digits="1"/>
      <number:text> </number:text>
    </number:number-style>
    <number:date-style style:name="N160">
      <number:month/>
      <number:text>/</number:text>
      <number:day/>
    </number:date-style>
    <number:number-style style:name="N161">
      <number:number number:decimal-places="1" loext:min-decimal-places="1" number:min-integer-digits="1"/>
      <number:text> </number:text>
    </number:number-style>
    <number:number-style style:name="N162P0" style:volatile="true">
      <number:number number:decimal-places="1" loext:min-decimal-places="1" number:min-integer-digits="1"/>
      <number:text> </number:text>
    </number:number-style>
    <number:number-style style:name="N162">
      <style:text-properties fo:color="#ff0000"/>
      <number:text>-</number:text>
      <number:number number:decimal-places="1" loext:min-decimal-places="1" number:min-integer-digits="1"/>
      <number:text> </number:text>
      <style:map style:condition="value()&gt;=0" style:apply-style-name="N162P0"/>
    </number:number-style>
    <number:number-style style:name="N163P0" style:volatile="true">
      <number:number number:decimal-places="1" loext:min-decimal-places="1" number:min-integer-digits="1"/>
      <number:text> </number:text>
    </number:number-style>
    <number:number-style style:name="N163">
      <style:text-properties fo:color="#ff0000"/>
      <number:text>(</number:text>
      <number:number number:decimal-places="1" loext:min-decimal-places="1" number:min-integer-digits="1"/>
      <number:text>)</number:text>
      <style:map style:condition="value()&gt;=0" style:apply-style-name="N163P0"/>
    </number:number-style>
    <number:number-style style:name="N164P0" style:volatile="true">
      <number:number number:decimal-places="2" loext:min-decimal-places="2" number:min-integer-digits="1"/>
      <number:text> </number:text>
    </number:number-style>
    <number:number-style style:name="N164">
      <style:text-properties fo:color="#ff0000"/>
      <number:text>(</number:text>
      <number:number number:decimal-places="2" loext:min-decimal-places="2" number:min-integer-digits="1"/>
      <number:text>)</number:text>
      <style:map style:condition="value()&gt;=0" style:apply-style-name="N164P0"/>
    </number:number-style>
    <number:number-style style:name="N165">
      <number:number number:decimal-places="0" loext:min-decimal-places="0" number:min-integer-digits="1"/>
      <number:text> </number:text>
    </number:number-style>
    <number:number-style style:name="N166P0" style:volatile="true">
      <number:number number:decimal-places="0" loext:min-decimal-places="0" number:min-integer-digits="1"/>
      <number:text> </number:text>
    </number:number-style>
    <number:number-style style:name="N166">
      <style:text-properties fo:color="#ff0000"/>
      <number:text>(</number:text>
      <number:number number:decimal-places="0" loext:min-decimal-places="0" number:min-integer-digits="1"/>
      <number:text>)</number:text>
      <style:map style:condition="value()&gt;=0" style:apply-style-name="N166P0"/>
    </number:number-style>
    <number:number-style style:name="N168P0" style:volatile="true">
      <number:number number:decimal-places="0" loext:min-decimal-places="0" number:min-integer-digits="3"/>
    </number:number-style>
    <number:number-style style:name="N168">
      <number:number number:decimal-places="0" loext:min-decimal-places="0" number:min-integer-digits="5">
        <number:embedded-text number:position="2">-</number:embedded-text>
      </number:number>
      <style:map style:condition="value()&lt;=999" style:apply-style-name="N168P0"/>
    </number:number-style>
    <number:number-style style:name="N169">
      <number:number number:decimal-places="10" loext:min-decimal-places="10" number:min-integer-digits="1"/>
      <number:text> </number:text>
    </number:number-style>
    <number:number-style style:name="N170">
      <number:number number:decimal-places="1" loext:min-decimal-places="1" number:min-integer-digits="1"/>
    </number:number-style>
    <number:date-style style:name="N171">
      <number:month number:style="long"/>
      <number:text>/</number:text>
      <number:day number:style="long"/>
    </number:date-style>
    <number:number-style style:name="N173P0" style:volatile="true">
      <number:text>Yes</number:text>
    </number:number-style>
    <number:number-style style:name="N173P1" style:volatile="true">
      <number:text>Yes</number:text>
    </number:number-style>
    <number:number-style style:name="N173">
      <number:text>No</number:text>
      <style:map style:condition="value()&gt;0" style:apply-style-name="N173P0"/>
      <style:map style:condition="value()&lt;0" style:apply-style-name="N173P1"/>
    </number:number-style>
    <number:number-style style:name="N175P0" style:volatile="true">
      <number:text>True</number:text>
    </number:number-style>
    <number:number-style style:name="N175P1" style:volatile="true">
      <number:text>True</number:text>
    </number:number-style>
    <number:number-style style:name="N175">
      <number:text>False</number:text>
      <style:map style:condition="value()&gt;0" style:apply-style-name="N175P0"/>
      <style:map style:condition="value()&lt;0" style:apply-style-name="N175P1"/>
    </number:number-style>
    <number:number-style style:name="N177P0" style:volatile="true">
      <number:text>On</number:text>
    </number:number-style>
    <number:number-style style:name="N177P1" style:volatile="true">
      <number:text>On</number:text>
    </number:number-style>
    <number:number-style style:name="N177">
      <number:text>Off</number:text>
      <style:map style:condition="value()&gt;0" style:apply-style-name="N177P0"/>
      <style:map style:condition="value()&lt;0" style:apply-style-name="N177P1"/>
    </number:number-style>
    <number:number-style style:name="N179P0" style:volatile="true">
      <number:number number:decimal-places="0" loext:min-decimal-places="0" number:min-integer-digits="1" number:grouping="true"/>
    </number:number-style>
    <number:number-style style:name="N179P1" style:volatile="true">
      <number:text>-</number:text>
      <number:number number:decimal-places="0" loext:min-decimal-places="0" number:min-integer-digits="1" number:grouping="true"/>
    </number:number-style>
    <number:number-style style:name="N179">
      <number:text>-</number:text>
      <style:map style:condition="value()&gt;0" style:apply-style-name="N179P0"/>
      <style:map style:condition="value()&lt;0" style:apply-style-name="N179P1"/>
    </number:number-style>
    <number:date-style style:name="N180">
      <number:day-of-week number:calendar="gengou"/>
    </number:date-style>
    <number:number-style style:name="N181">
      <number:number number:decimal-places="0" loext:min-decimal-places="0" number:min-integer-digits="1"/>
      <number:text>日間</number:text>
    </number:number-style>
    <number:date-style style:name="N182">
      <number:month number:textual="true"/>
      <number:text>-</number:text>
      <number:year number:style="long"/>
    </number:date-style>
    <number:date-style style:name="N183">
      <number:month/>
      <number:text>月</number:text>
      <number:day/>
      <number:text>日(</number:text>
      <number:day-of-week number:calendar="gengou"/>
      <number:text>)</number:text>
    </number:date-style>
    <number:number-style style:name="N184">
      <number:text>99日目</number:text>
    </number:number-style>
    <number:number-style style:name="N185">
      <number:number number:decimal-places="0" loext:min-decimal-places="0" number:min-integer-digits="1"/>
      <number:text>日目</number:text>
    </number:number-style>
    <number:number-style style:name="N186">
      <number:number number:decimal-places="2" loext:min-decimal-places="2" number:min-integer-digits="1"/>
      <number:text> 人日</number:text>
    </number:number-style>
    <number:number-style style:name="N187">
      <number:number number:decimal-places="0" loext:min-decimal-places="0" number:min-integer-digits="1"/>
      <number:text>名</number:text>
    </number:number-style>
    <number:number-style style:name="N188">
      <number:number number:decimal-places="2" loext:min-decimal-places="2" number:min-integer-digits="1"/>
      <number:text>人日</number:text>
    </number:number-style>
    <number:percentage-style style:name="N189">
      <number:number number:decimal-places="1" loext:min-decimal-places="1" number:min-integer-digits="1"/>
      <number:text>%</number:text>
    </number:percentage-style>
    <number:number-style style:name="N190P0" style:volatile="true">
      <number:number number:decimal-places="0" loext:min-decimal-places="0" number:min-integer-digits="1"/>
    </number:number-style>
    <number:number-style style:name="N190">
      <style:text-properties fo:color="#ff0000"/>
      <number:number number:decimal-places="0" loext:min-decimal-places="0" number:min-integer-digits="1"/>
      <style:map style:condition="value()&gt;=0" style:apply-style-name="N190P0"/>
    </number:number-style>
    <number:date-style style:name="N191">
      <number:era number:calendar="gengou" number:style="long"/>
      <number:year number:calendar="gengou" number:style="long"/>
      <number:text>年</number:text>
      <number:month number:calendar="gengou" number:style="long"/>
      <number:text>月</number:text>
      <number:day number:calendar="gengou" number:style="long"/>
      <number:text>日</number:text>
    </number:date-style>
    <number:number-style style:name="N192P0" style:volatile="true">
      <number:number number:decimal-places="0" loext:min-decimal-places="0" number:min-integer-digits="1" number:grouping="true"/>
      <number:text> </number:text>
    </number:number-style>
    <number:number-style style:name="N192">
      <style:text-properties fo:color="#ff0000"/>
      <number:text>(</number:text>
      <number:number number:decimal-places="0" loext:min-decimal-places="0" number:min-integer-digits="1" number:grouping="true"/>
      <number:text>)</number:text>
      <style:map style:condition="value()&gt;=0" style:apply-style-name="N192P0"/>
    </number:number-style>
    <number:number-style style:name="N193">
      <number:number number:decimal-places="0" loext:min-decimal-places="0" number:min-integer-digits="6"/>
    </number:number-style>
    <number:date-style style:name="N194">
      <number:year number:style="long"/>
      <number:text>/</number:text>
      <number:month/>
      <number:text>/</number:text>
      <number:day/>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style:rotation-align="none"/>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emp" style:family="table-cell" style:parent-style-name="Default" style:data-style-name="N3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text-line-through-type="none" style:font-name="ＭＳ Ｐゴシック" fo:font-family="'ＭＳ Ｐゴシック'" style:font-family-generic="modern" fo:font-size="10pt" fo:font-style="normal" fo:text-shadow="none" style:text-underline-style="none" fo:font-weight="normal" style:font-name-asian="ＭＳ Ｐゴシック" style:font-family-asian="'ＭＳ Ｐゴシック'" style:font-family-generic-asian="modern" style:font-size-asian="10pt" style:font-style-asian="normal" style:font-weight-asian="normal" style:font-size-complex="10pt" style:font-style-complex="normal" style:font-weight-complex="normal"/>
    </style:style>
  </office:styles>
  <office:automatic-styles>
    <style:page-layout style:name="Mpm1">
      <style:page-layout-properties fo:margin-top="28.35pt" fo:margin-bottom="28.35pt" fo:margin-left="28.35pt" fo:margin-right="28.35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42.49pt" fo:margin-bottom="14.14pt" fo:margin-left="56.69pt" fo:margin-right="56.69pt" style:first-page-number="continue" style:scale-to="81%" style:table-centering="horizontal" style:writing-mode="lr-tb"/>
      <style:header-style>
        <style:header-footer-properties fo:min-height="21.29pt" fo:margin-left="0pt" fo:margin-right="0pt" fo:margin-bottom="0pt"/>
      </style:header-style>
      <style:footer-style>
        <style:header-footer-properties fo:min-height="21.29pt" fo:margin-left="0pt" fo:margin-right="0pt" fo:margin-top="19.36pt"/>
      </style:footer-style>
    </style:page-layout>
    <style:style style:name="MT1" style:family="text">
      <style:text-properties style:use-window-font-color="true" style:text-outline="false" style:text-line-through-style="none" style:text-line-through-typ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0:35:56.157262674">00:00:00</text:time></text:p>
        </style:region-right>
      </style:header>
      <style:header-left style:display="false"/>
      <style:footer>
        <text:p>ページ <text:page-number>1</text:page-number> / <text:page-count>99</text:page-count></text:p>
      </style:footer>
      <style:footer-left style:display="false"/>
    </style:master-page>
    <style:master-page style:name="PageStyle_5f_20080221" style:display-name="PageStyle_20080221" style:page-layout-name="Mpm3">
      <style:header style:display="false"/>
      <style:header-left style:display="false"/>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2:06:02.41</meta:creation-date>
    <meta:editing-duration>P3DT1H26M55S</meta:editing-duration>
    <meta:editing-cycles>313</meta:editing-cycles>
    <meta:generator>LibreOffice/5.0.3.2$Linux_X86_64 LibreOffice_project/00m0$Build-2</meta:generator>
    <dc:date>2017-08-19T20:36:29.820701012</dc:date>
    <dc:creator>walker </dc:creator>
    <meta:document-statistic meta:table-count="5" meta:cell-count="203" meta:object-count="12"/>
  </office:meta>
</office:document-meta>
</file>